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2.138cm"/>
    </style:style>
    <style:style style:name="co2" style:family="table-column">
      <style:table-column-properties fo:break-before="auto" style:column-width="13.645cm"/>
    </style:style>
    <style:style style:name="co3" style:family="table-column">
      <style:table-column-properties fo:break-before="auto" style:column-width="0.43cm"/>
    </style:style>
    <style:style style:name="co4" style:family="table-column">
      <style:table-column-properties fo:break-before="auto" style:column-width="0.34cm"/>
    </style:style>
    <style:style style:name="co5" style:family="table-column">
      <style:table-column-properties fo:break-before="auto" style:column-width="0.358cm"/>
    </style:style>
    <style:style style:name="co6" style:family="table-column">
      <style:table-column-properties fo:break-before="auto" style:column-width="0.628cm"/>
    </style:style>
    <style:style style:name="co7" style:family="table-column">
      <style:table-column-properties fo:break-before="auto" style:column-width="0.88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0.26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style="italic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fo:font-weight="bold"/>
    </style:style>
    <style:style style:name="ce7" style:family="table-cell" style:parent-style-name="Default">
      <style:text-properties fo:font-style="italic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3" table:visibility="collapse" table:default-cell-style-name="Default"/>
        <table:table-column table:style-name="co10" table:visibility="collapse" table:number-columns-repeated="2" table:default-cell-style-name="Default"/>
        <table:table-column table:style-name="co10" table:number-columns-repeated="244" table:default-cell-style-name="Default"/>
        <table:table-row table:style-name="ro1">
          <table:table-cell table:style-name="ce1" office:value-type="string">
            <text:p>Size/kB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COMMAND</text:p>
          </table:table-cell>
          <table:table-cell table:style-name="ce6" office:value-type="string">
            <text:p>PID</text:p>
          </table:table-cell>
          <table:table-cell table:style-name="ce6" office:value-type="string">
            <text:p>USER</text:p>
          </table:table-cell>
          <table:table-cell table:style-name="ce6" office:value-type="string">
            <text:p>FD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DEVICE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NODE</text:p>
          </table:table-cell>
          <table:table-cell table:style-name="ce6" table:number-columns-repeated="238"/>
          <table:table-cell table:number-columns-repeated="8"/>
        </table:table-row>
        <table:table-row table:style-name="ro1">
          <table:table-cell table:style-name="ce2" table:formula="oooc:=[.I2]/1024" office:value-type="float" office:value="17255.6435546875">
            <text:p>17,256</text:p>
          </table:table-cell>
          <table:table-cell office:value-type="string">
            <text:p>svx/...libsvx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7669779">
            <text:p>17669779</text:p>
          </table:table-cell>
          <table:table-cell office:value-type="float" office:value="13531951">
            <text:p>13531951</text:p>
          </table:table-cell>
          <table:table-cell table:number-columns-repeated="246"/>
        </table:table-row>
        <table:table-row table:style-name="ro1">
          <table:table-cell table:style-name="ce2" table:formula="oooc:=[.I3]/1024" office:value-type="float" office:value="16354.4560546875">
            <text:p>16,354</text:p>
          </table:table-cell>
          <table:table-cell office:value-type="string">
            <text:p>sw/...libsw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6746963">
            <text:p>16746963</text:p>
          </table:table-cell>
          <table:table-cell office:value-type="float" office:value="13532011">
            <text:p>13532011</text:p>
          </table:table-cell>
          <table:table-cell table:number-columns-repeated="246"/>
        </table:table-row>
        <table:table-row table:style-name="ro1">
          <table:table-cell table:style-name="ce2" table:formula="oooc:=[.I4]/1024" office:value-type="float" office:value="8926.4462890625">
            <text:p>8,926</text:p>
          </table:table-cell>
          <table:table-cell office:value-type="string">
            <text:p>/lib/libc.so.6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9140681">
            <text:p>9140681</text:p>
          </table:table-cell>
          <table:table-cell office:value-type="float" office:value="8135">
            <text:p>8135</text:p>
          </table:table-cell>
          <table:table-cell table:number-columns-repeated="246"/>
        </table:table-row>
        <table:table-row table:style-name="ro1">
          <table:table-cell table:style-name="ce2" table:formula="oooc:=[.I5]/1024" office:value-type="float" office:value="8610.45703125">
            <text:p>8,610</text:p>
          </table:table-cell>
          <table:table-cell office:value-type="string">
            <text:p>/opt/gnome/lib/libgtk-x11-2.0.so.0.400.9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8817108">
            <text:p>8817108</text:p>
          </table:table-cell>
          <table:table-cell office:value-type="float" office:value="44335">
            <text:p>44335</text:p>
          </table:table-cell>
          <table:table-cell table:number-columns-repeated="246"/>
        </table:table-row>
        <table:table-row table:style-name="ro1">
          <table:table-cell table:style-name="ce2" table:formula="oooc:=[.I6]/1024" office:value-type="float" office:value="6150.8681640625">
            <text:p>6,151</text:p>
          </table:table-cell>
          <table:table-cell office:value-type="string">
            <text:p>svtools/...libsvt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6298489">
            <text:p>6298489</text:p>
          </table:table-cell>
          <table:table-cell office:value-type="float" office:value="13529965">
            <text:p>13529965</text:p>
          </table:table-cell>
          <table:table-cell table:number-columns-repeated="246"/>
        </table:table-row>
        <table:table-row table:style-name="ro1">
          <table:table-cell table:style-name="ce2" table:formula="oooc:=[.I7]/1024" office:value-type="float" office:value="6136.248046875">
            <text:p>6,136</text:p>
          </table:table-cell>
          <table:table-cell office:value-type="string">
            <text:p>xmloff/...libxo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6283518">
            <text:p>6283518</text:p>
          </table:table-cell>
          <table:table-cell office:value-type="float" office:value="13531928">
            <text:p>13531928</text:p>
          </table:table-cell>
          <table:table-cell table:number-columns-repeated="246"/>
        </table:table-row>
        <table:table-row table:style-name="ro1">
          <table:table-cell table:style-name="ce3" table:formula="oooc:=[.I8]/1024" office:value-type="float" office:value="5984">
            <text:p>5,984</text:p>
          </table:table-cell>
          <table:table-cell table:style-name="ce6" office:value-type="string">
            <text:p>offapi/.../types.db</text:p>
          </table:table-cell>
          <table:table-cell table:style-name="ce6" office:value-type="string">
            <text:p>soffice.b</text:p>
          </table:table-cell>
          <table:table-cell table:style-name="ce6" office:value-type="float" office:value="17354">
            <text:p>17354</text:p>
          </table:table-cell>
          <table:table-cell table:style-name="ce6" office:value-type="string">
            <text:p>michael</text:p>
          </table:table-cell>
          <table:table-cell table:style-name="ce6" office:value-type="string">
            <text:p>mem-R</text:p>
          </table:table-cell>
          <table:table-cell table:style-name="ce6" office:value-type="string">
            <text:p>REG</text:p>
          </table:table-cell>
          <table:table-cell table:style-name="ce6" office:value-type="string">
            <text:p>3,6</text:p>
          </table:table-cell>
          <table:table-cell table:style-name="ce6" office:value-type="float" office:value="6127616">
            <text:p>6127616</text:p>
          </table:table-cell>
          <table:table-cell table:style-name="ce6" office:value-type="float" office:value="13473242">
            <text:p>13473242</text:p>
          </table:table-cell>
          <table:table-cell table:style-name="ce6" table:number-columns-repeated="238"/>
          <table:table-cell table:number-columns-repeated="8"/>
        </table:table-row>
        <table:table-row table:style-name="ro1">
          <table:table-cell table:style-name="ce2" table:formula="oooc:=[.I9]/1024" office:value-type="float" office:value="5328.6181640625">
            <text:p>5,329</text:p>
          </table:table-cell>
          <table:table-cell office:value-type="string">
            <text:p>sfx2/...libsfx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5456505">
            <text:p>5456505</text:p>
          </table:table-cell>
          <table:table-cell office:value-type="float" office:value="13531932">
            <text:p>13531932</text:p>
          </table:table-cell>
          <table:table-cell table:number-columns-repeated="246"/>
        </table:table-row>
        <table:table-row table:style-name="ro1">
          <table:table-cell table:style-name="ce3" table:formula="oooc:=[.I10]/1024" office:value-type="float" office:value="5160.84765625">
            <text:p>5,161</text:p>
          </table:table-cell>
          <table:table-cell table:style-name="ce6" office:value-type="string">
            <text:p>instsetoo_native/.../images_industrial.zip</text:p>
          </table:table-cell>
          <table:table-cell table:style-name="ce6" office:value-type="string">
            <text:p>soffice.b</text:p>
          </table:table-cell>
          <table:table-cell table:style-name="ce6" office:value-type="float" office:value="17354">
            <text:p>17354</text:p>
          </table:table-cell>
          <table:table-cell table:style-name="ce6" office:value-type="string">
            <text:p>michael</text:p>
          </table:table-cell>
          <table:table-cell table:style-name="ce6" office:value-type="string">
            <text:p>42r</text:p>
          </table:table-cell>
          <table:table-cell table:style-name="ce6" office:value-type="string">
            <text:p>REG</text:p>
          </table:table-cell>
          <table:table-cell table:style-name="ce6" office:value-type="string">
            <text:p>3,6</text:p>
          </table:table-cell>
          <table:table-cell table:style-name="ce6" office:value-type="float" office:value="5284708">
            <text:p>5284708</text:p>
          </table:table-cell>
          <table:table-cell table:style-name="ce6" office:value-type="float" office:value="13515709">
            <text:p>13515709</text:p>
          </table:table-cell>
          <table:table-cell table:style-name="ce6" table:number-columns-repeated="238"/>
          <table:table-cell table:number-columns-repeated="8"/>
        </table:table-row>
        <table:table-row table:style-name="ro1">
          <table:table-cell table:style-name="ce2" table:formula="oooc:=[.I11]/1024" office:value-type="float" office:value="5107.4775390625">
            <text:p>5,107</text:p>
          </table:table-cell>
          <table:table-cell office:value-type="string">
            <text:p>vcl/...libvcl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5230057">
            <text:p>5230057</text:p>
          </table:table-cell>
          <table:table-cell office:value-type="float" office:value="13529545">
            <text:p>13529545</text:p>
          </table:table-cell>
          <table:table-cell table:number-columns-repeated="246"/>
        </table:table-row>
        <table:table-row table:style-name="ro1">
          <table:table-cell table:style-name="ce3" table:formula="oooc:=[.I12]/1024" office:value-type="float" office:value="4416">
            <text:p>4,416</text:p>
          </table:table-cell>
          <table:table-cell table:style-name="ce6" office:value-type="string">
            <text:p>services.rdb</text:p>
          </table:table-cell>
          <table:table-cell table:style-name="ce6" office:value-type="string">
            <text:p>soffice.b</text:p>
          </table:table-cell>
          <table:table-cell table:style-name="ce6" office:value-type="float" office:value="17354">
            <text:p>17354</text:p>
          </table:table-cell>
          <table:table-cell table:style-name="ce6" office:value-type="string">
            <text:p>michael</text:p>
          </table:table-cell>
          <table:table-cell table:style-name="ce6" office:value-type="string">
            <text:p>22rR</text:p>
          </table:table-cell>
          <table:table-cell table:style-name="ce6" office:value-type="string">
            <text:p>REG</text:p>
          </table:table-cell>
          <table:table-cell table:style-name="ce6" office:value-type="string">
            <text:p>3,6</text:p>
          </table:table-cell>
          <table:table-cell table:style-name="ce6" office:value-type="float" office:value="4521984">
            <text:p>4521984</text:p>
          </table:table-cell>
          <table:table-cell table:style-name="ce6" office:value-type="float" office:value="13324123">
            <text:p>13324123</text:p>
          </table:table-cell>
          <table:table-cell table:style-name="ce6" table:number-columns-repeated="238"/>
          <table:table-cell table:number-columns-repeated="8"/>
        </table:table-row>
        <table:table-row table:style-name="ro1">
          <table:table-cell table:style-name="ce2" table:formula="oooc:=[.I13]/1024" office:value-type="float" office:value="4312.9658203125">
            <text:p>4,313</text:p>
          </table:table-cell>
          <table:table-cell office:value-type="string">
            <text:p>toolkit/...libtk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4416477">
            <text:p>4416477</text:p>
          </table:table-cell>
          <table:table-cell office:value-type="float" office:value="13529632">
            <text:p>13529632</text:p>
          </table:table-cell>
          <table:table-cell table:number-columns-repeated="246"/>
        </table:table-row>
        <table:table-row table:style-name="ro1">
          <table:table-cell table:style-name="ce2" table:formula="oooc:=[.I14]/1024" office:value-type="float" office:value="3920.62109375">
            <text:p>3,921</text:p>
          </table:table-cell>
          <table:table-cell office:value-type="string">
            <text:p>i18npool/...i18npool.uno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4014716">
            <text:p>4014716</text:p>
          </table:table-cell>
          <table:table-cell office:value-type="float" office:value="13527574">
            <text:p>13527574</text:p>
          </table:table-cell>
          <table:table-cell table:number-columns-repeated="246"/>
        </table:table-row>
        <table:table-row table:style-name="ro1">
          <table:table-cell table:style-name="ce2" table:formula="oooc:=[.I15]/1024" office:value-type="float" office:value="3789.0009765625">
            <text:p>3,789</text:p>
          </table:table-cell>
          <table:table-cell office:value-type="string">
            <text:p>libicudata.so.26.0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879937">
            <text:p>3879937</text:p>
          </table:table-cell>
          <table:table-cell office:value-type="float" office:value="13324366">
            <text:p>13324366</text:p>
          </table:table-cell>
          <table:table-cell table:number-columns-repeated="246"/>
        </table:table-row>
        <table:table-row table:style-name="ro1">
          <table:table-cell table:style-name="ce2" table:formula="oooc:=[.I16]/1024" office:value-type="float" office:value="3522.896484375">
            <text:p>3,523</text:p>
          </table:table-cell>
          <table:table-cell office:value-type="string">
            <text:p>configmgr/...configmgr2.uno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607446">
            <text:p>3607446</text:p>
          </table:table-cell>
          <table:table-cell office:value-type="float" office:value="13264243">
            <text:p>13264243</text:p>
          </table:table-cell>
          <table:table-cell table:number-columns-repeated="246"/>
        </table:table-row>
        <table:table-row table:style-name="ro1">
          <table:table-cell table:style-name="ce2" table:formula="oooc:=[.I17]/1024" office:value-type="float" office:value="3344.1005859375">
            <text:p>3,344</text:p>
          </table:table-cell>
          <table:table-cell office:value-type="string">
            <text:p>framework/...libfwk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424359">
            <text:p>3424359</text:p>
          </table:table-cell>
          <table:table-cell office:value-type="float" office:value="13531894">
            <text:p>13531894</text:p>
          </table:table-cell>
          <table:table-cell table:number-columns-repeated="246"/>
        </table:table-row>
        <table:table-row table:style-name="ro1">
          <table:table-cell table:style-name="ce2" table:formula="oooc:=[.I18]/1024" office:value-type="float" office:value="1991.0341796875">
            <text:p>1,991</text:p>
          </table:table-cell>
          <table:table-cell office:value-type="string">
            <text:p>libuno_sal.so.3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038819">
            <text:p>2038819</text:p>
          </table:table-cell>
          <table:table-cell office:value-type="float" office:value="13324409">
            <text:p>13324409</text:p>
          </table:table-cell>
          <table:table-cell table:number-columns-repeated="246"/>
        </table:table-row>
        <table:table-row table:style-name="ro1">
          <table:table-cell table:style-name="ce2" table:formula="oooc:=[.I19]/1024" office:value-type="float" office:value="1954.0498046875">
            <text:p>1,954</text:p>
          </table:table-cell>
          <table:table-cell office:value-type="string">
            <text:p>connectivity/...libdbtools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000947">
            <text:p>2000947</text:p>
          </table:table-cell>
          <table:table-cell office:value-type="float" office:value="13530725">
            <text:p>13530725</text:p>
          </table:table-cell>
          <table:table-cell table:number-columns-repeated="246"/>
        </table:table-row>
        <table:table-row table:style-name="ro1">
          <table:table-cell table:style-name="ce2" table:formula="oooc:=[.I20]/1024" office:value-type="float" office:value="1747.2470703125">
            <text:p>1,747</text:p>
          </table:table-cell>
          <table:table-cell office:value-type="string">
            <text:p>comphelper/...libcomphelp4gcc3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789181">
            <text:p>1789181</text:p>
          </table:table-cell>
          <table:table-cell office:value-type="float" office:value="13527557">
            <text:p>13527557</text:p>
          </table:table-cell>
          <table:table-cell table:number-columns-repeated="246"/>
        </table:table-row>
        <table:table-row table:style-name="ro1">
          <table:table-cell table:style-name="ce2" table:formula="oooc:=[.I21]/1024" office:value-type="float" office:value="1461.017578125">
            <text:p>1,461</text:p>
          </table:table-cell>
          <table:table-cell office:value-type="string">
            <text:p>basic/...libsb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496082">
            <text:p>1496082</text:p>
          </table:table-cell>
          <table:table-cell office:value-type="float" office:value="13531931">
            <text:p>13531931</text:p>
          </table:table-cell>
          <table:table-cell table:number-columns-repeated="246"/>
        </table:table-row>
        <table:table-row table:style-name="ro1">
          <table:table-cell table:style-name="ce2" table:formula="oooc:=[.I22]/1024" office:value-type="float" office:value="1407.71484375">
            <text:p>1,408</text:p>
          </table:table-cell>
          <table:table-cell office:value-type="string">
            <text:p>svtools/...libsvl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441500">
            <text:p>1441500</text:p>
          </table:table-cell>
          <table:table-cell office:value-type="float" office:value="13529964">
            <text:p>13529964</text:p>
          </table:table-cell>
          <table:table-cell table:number-columns-repeated="246"/>
        </table:table-row>
        <table:table-row table:style-name="ro1">
          <table:table-cell table:style-name="ce2" table:formula="oooc:=[.I23]/1024" office:value-type="float" office:value="1407.3701171875">
            <text:p>1,407</text:p>
          </table:table-cell>
          <table:table-cell office:value-type="string">
            <text:p>/opt/gnome/lib/libgdk-x11-2.0.so.0.400.9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441147">
            <text:p>1441147</text:p>
          </table:table-cell>
          <table:table-cell office:value-type="float" office:value="269719">
            <text:p>269719</text:p>
          </table:table-cell>
          <table:table-cell table:number-columns-repeated="246"/>
        </table:table-row>
        <table:table-row table:style-name="ro1">
          <table:table-cell table:style-name="ce2" table:formula="oooc:=[.I24]/1024" office:value-type="float" office:value="1223.7490234375">
            <text:p>1,224</text:p>
          </table:table-cell>
          <table:table-cell office:value-type="string">
            <text:p>psprint/...libpsp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253119">
            <text:p>1253119</text:p>
          </table:table-cell>
          <table:table-cell office:value-type="float" office:value="13528253">
            <text:p>13528253</text:p>
          </table:table-cell>
          <table:table-cell table:number-columns-repeated="246"/>
        </table:table-row>
        <table:table-row table:style-name="ro1">
          <table:table-cell table:style-name="ce2" table:formula="oooc:=[.I25]/1024" office:value-type="float" office:value="1154.05859375">
            <text:p>1,154</text:p>
          </table:table-cell>
          <table:table-cell office:value-type="string">
            <text:p>libicui18n.so.26.0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181756">
            <text:p>1181756</text:p>
          </table:table-cell>
          <table:table-cell office:value-type="float" office:value="13324367">
            <text:p>13324367</text:p>
          </table:table-cell>
          <table:table-cell table:number-columns-repeated="246"/>
        </table:table-row>
        <table:table-row table:style-name="ro1">
          <table:table-cell table:style-name="ce2" table:formula="oooc:=[.I26]/1024" office:value-type="float" office:value="1118.2509765625">
            <text:p>1,118</text:p>
          </table:table-cell>
          <table:table-cell office:value-type="string">
            <text:p>/usr/lib/libxml2.so.2.6.7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145089">
            <text:p>1145089</text:p>
          </table:table-cell>
          <table:table-cell office:value-type="float" office:value="24362">
            <text:p>24362</text:p>
          </table:table-cell>
          <table:table-cell table:number-columns-repeated="246"/>
        </table:table-row>
        <table:table-row table:style-name="ro1">
          <table:table-cell table:style-name="ce2" table:formula="oooc:=[.I27]/1024" office:value-type="float" office:value="1100.7958984375">
            <text:p>1,101</text:p>
          </table:table-cell>
          <table:table-cell office:value-type="string">
            <text:p>/usr/lib/libcrypto.so.0.9.7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127215">
            <text:p>1127215</text:p>
          </table:table-cell>
          <table:table-cell office:value-type="float" office:value="41961">
            <text:p>41961</text:p>
          </table:table-cell>
          <table:table-cell table:number-columns-repeated="246"/>
        </table:table-row>
        <table:table-row table:style-name="ro1">
          <table:table-cell table:style-name="ce2" table:formula="oooc:=[.I28]/1024" office:value-type="float" office:value="1087.4697265625">
            <text:p>1,087</text:p>
          </table:table-cell>
          <table:table-cell office:value-type="string">
            <text:p>/usr/X11R6/lib/libX11.so.6.2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113569">
            <text:p>1113569</text:p>
          </table:table-cell>
          <table:table-cell office:value-type="float" office:value="18888">
            <text:p>18888</text:p>
          </table:table-cell>
          <table:table-cell table:number-columns-repeated="246"/>
        </table:table-row>
        <table:table-row table:style-name="ro1">
          <table:table-cell table:style-name="ce2" table:formula="oooc:=[.I29]/1024" office:value-type="float" office:value="1052">
            <text:p>1,052</text:p>
          </table:table-cell>
          <table:table-cell office:value-type="string">
            <text:p>/opt/OOInstall/help/en/swriter.db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49r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077248">
            <text:p>1077248</text:p>
          </table:table-cell>
          <table:table-cell office:value-type="float" office:value="13323819">
            <text:p>13323819</text:p>
          </table:table-cell>
          <table:table-cell table:number-columns-repeated="246"/>
        </table:table-row>
        <table:table-row table:style-name="ro1">
          <table:table-cell table:style-name="ce2" table:formula="oooc:=[.I30]/1024" office:value-type="float" office:value="997.53515625">
            <text:p>998</text:p>
          </table:table-cell>
          <table:table-cell office:value-type="string">
            <text:p>libstlport_gcc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021476">
            <text:p>1021476</text:p>
          </table:table-cell>
          <table:table-cell office:value-type="float" office:value="13324419">
            <text:p>13324419</text:p>
          </table:table-cell>
          <table:table-cell table:number-columns-repeated="246"/>
        </table:table-row>
        <table:table-row table:style-name="ro1">
          <table:table-cell table:style-name="ce2" table:formula="oooc:=[.I31]/1024" office:value-type="float" office:value="994.4091796875">
            <text:p>994</text:p>
          </table:table-cell>
          <table:table-cell office:value-type="string">
            <text:p>libdb-4.2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018275">
            <text:p>1018275</text:p>
          </table:table-cell>
          <table:table-cell office:value-type="float" office:value="103209">
            <text:p>103209</text:p>
          </table:table-cell>
          <table:table-cell table:number-columns-repeated="246"/>
        </table:table-row>
        <table:table-row table:style-name="ro1">
          <table:table-cell table:style-name="ce2" table:formula="oooc:=[.I32]/1024" office:value-type="float" office:value="973.0478515625">
            <text:p>973</text:p>
          </table:table-cell>
          <table:table-cell office:value-type="string">
            <text:p>unotools/...libutl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996401">
            <text:p>996401</text:p>
          </table:table-cell>
          <table:table-cell office:value-type="float" office:value="13528176">
            <text:p>13528176</text:p>
          </table:table-cell>
          <table:table-cell table:number-columns-repeated="246"/>
        </table:table-row>
        <table:table-row table:style-name="ro1">
          <table:table-cell table:style-name="ce2" table:formula="oooc:=[.I33]/1024" office:value-type="float" office:value="961.564453125">
            <text:p>962</text:p>
          </table:table-cell>
          <table:table-cell office:value-type="string">
            <text:p>tools/...libtl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984642">
            <text:p>984642</text:p>
          </table:table-cell>
          <table:table-cell office:value-type="float" office:value="13527565">
            <text:p>13527565</text:p>
          </table:table-cell>
          <table:table-cell table:number-columns-repeated="246"/>
        </table:table-row>
        <table:table-row table:style-name="ro1">
          <table:table-cell table:style-name="ce2" table:formula="oooc:=[.I34]/1024" office:value-type="float" office:value="949.345703125">
            <text:p>949</text:p>
          </table:table-cell>
          <table:table-cell office:value-type="string">
            <text:p>/usr/lib/libstdc++.so.5.0.6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972130">
            <text:p>972130</text:p>
          </table:table-cell>
          <table:table-cell office:value-type="float" office:value="12434">
            <text:p>12434</text:p>
          </table:table-cell>
          <table:table-cell table:number-columns-repeated="246"/>
        </table:table-row>
        <table:table-row table:style-name="ro1">
          <table:table-cell table:style-name="ce2" table:formula="oooc:=[.I35]/1024" office:value-type="float" office:value="924">
            <text:p>924</text:p>
          </table:table-cell>
          <table:table-cell office:value-type="string">
            <text:p>/opt/OOInstall/help/en/swriter.ht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946176">
            <text:p>946176</text:p>
          </table:table-cell>
          <table:table-cell office:value-type="float" office:value="13323818">
            <text:p>13323818</text:p>
          </table:table-cell>
          <table:table-cell table:number-columns-repeated="246"/>
        </table:table-row>
        <table:table-row table:style-name="ro1">
          <table:table-cell table:style-name="ce2" table:formula="oooc:=[.I36]/1024" office:value-type="float" office:value="878.1474609375">
            <text:p>878</text:p>
          </table:table-cell>
          <table:table-cell office:value-type="string">
            <text:p>libucpchelp1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899223">
            <text:p>899223</text:p>
          </table:table-cell>
          <table:table-cell office:value-type="float" office:value="13264666">
            <text:p>13264666</text:p>
          </table:table-cell>
          <table:table-cell table:number-columns-repeated="246"/>
        </table:table-row>
        <table:table-row table:style-name="ro1">
          <table:table-cell table:style-name="ce2" table:formula="oooc:=[.I37]/1024" office:value-type="float" office:value="861.458984375">
            <text:p>861</text:p>
          </table:table-cell>
          <table:table-cell office:value-type="string">
            <text:p>/usr/lib/locale/en_GB.utf8/LC_COLLATE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882134">
            <text:p>882134</text:p>
          </table:table-cell>
          <table:table-cell office:value-type="float" office:value="11666">
            <text:p>11666</text:p>
          </table:table-cell>
          <table:table-cell table:number-columns-repeated="246"/>
        </table:table-row>
        <table:table-row table:style-name="ro1">
          <table:table-cell table:style-name="ce2" table:formula="oooc:=[.I38]/1024" office:value-type="float" office:value="858.4677734375">
            <text:p>858</text:p>
          </table:table-cell>
          <table:table-cell office:value-type="string">
            <text:p>vcl/...libvclplug_gen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879071">
            <text:p>879071</text:p>
          </table:table-cell>
          <table:table-cell office:value-type="float" office:value="13529549">
            <text:p>13529549</text:p>
          </table:table-cell>
          <table:table-cell table:number-columns-repeated="246"/>
        </table:table-row>
        <table:table-row table:style-name="ro1">
          <table:table-cell table:style-name="ce2" table:formula="oooc:=[.I39]/1024" office:value-type="float" office:value="852.9521484375">
            <text:p>853</text:p>
          </table:table-cell>
          <table:table-cell office:value-type="string">
            <text:p>linguistic/...liblng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873423">
            <text:p>873423</text:p>
          </table:table-cell>
          <table:table-cell office:value-type="float" office:value="13531935">
            <text:p>13531935</text:p>
          </table:table-cell>
          <table:table-cell table:number-columns-repeated="246"/>
        </table:table-row>
        <table:table-row table:style-name="ro1">
          <table:table-cell table:style-name="ce2" table:formula="oooc:=[.I40]/1024" office:value-type="float" office:value="841.97265625">
            <text:p>842</text:p>
          </table:table-cell>
          <table:table-cell office:value-type="string">
            <text:p>xmlscript/...libxcr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862180">
            <text:p>862180</text:p>
          </table:table-cell>
          <table:table-cell office:value-type="float" office:value="13531930">
            <text:p>13531930</text:p>
          </table:table-cell>
          <table:table-cell table:number-columns-repeated="246"/>
        </table:table-row>
        <table:table-row table:style-name="ro1">
          <table:table-cell table:style-name="ce2" table:formula="oooc:=[.I41]/1024" office:value-type="float" office:value="826.5546875">
            <text:p>827</text:p>
          </table:table-cell>
          <table:table-cell office:value-type="string">
            <text:p>ucbhelper/...libucbhelper3gcc3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846392">
            <text:p>846392</text:p>
          </table:table-cell>
          <table:table-cell office:value-type="float" office:value="13527556">
            <text:p>13527556</text:p>
          </table:table-cell>
          <table:table-cell table:number-columns-repeated="246"/>
        </table:table-row>
        <table:table-row table:style-name="ro1">
          <table:table-cell table:style-name="ce2" table:formula="oooc:=[.I42]/1024" office:value-type="float" office:value="819.2177734375">
            <text:p>819</text:p>
          </table:table-cell>
          <table:table-cell office:value-type="string">
            <text:p>libicuuc.so.26.0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838879">
            <text:p>838879</text:p>
          </table:table-cell>
          <table:table-cell office:value-type="float" office:value="13324369">
            <text:p>13324369</text:p>
          </table:table-cell>
          <table:table-cell table:number-columns-repeated="246"/>
        </table:table-row>
        <table:table-row table:style-name="ro1">
          <table:table-cell table:style-name="ce2" table:formula="oooc:=[.I43]/1024" office:value-type="float" office:value="769.0517578125">
            <text:p>769</text:p>
          </table:table-cell>
          <table:table-cell office:value-type="string">
            <text:p>framework/...libfwe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787509">
            <text:p>787509</text:p>
          </table:table-cell>
          <table:table-cell office:value-type="float" office:value="13531892">
            <text:p>13531892</text:p>
          </table:table-cell>
          <table:table-cell table:number-columns-repeated="246"/>
        </table:table-row>
        <table:table-row table:style-name="ro1">
          <table:table-cell table:style-name="ce2" table:formula="oooc:=[.I44]/1024" office:value-type="float" office:value="721.1943359375">
            <text:p>721</text:p>
          </table:table-cell>
          <table:table-cell office:value-type="string">
            <text:p>ucb/...ucpgvfs1.uno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738503">
            <text:p>738503</text:p>
          </table:table-cell>
          <table:table-cell office:value-type="float" office:value="13529509">
            <text:p>13529509</text:p>
          </table:table-cell>
          <table:table-cell table:number-columns-repeated="246"/>
        </table:table-row>
        <table:table-row table:style-name="ro1">
          <table:table-cell table:style-name="ce2" table:formula="oooc:=[.I45]/1024" office:value-type="float" office:value="666.85546875">
            <text:p>667</text:p>
          </table:table-cell>
          <table:table-cell office:value-type="string">
            <text:p>goodies/...libgo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682860">
            <text:p>682860</text:p>
          </table:table-cell>
          <table:table-cell office:value-type="float" office:value="13531919">
            <text:p>13531919</text:p>
          </table:table-cell>
          <table:table-cell table:number-columns-repeated="246"/>
        </table:table-row>
        <table:table-row table:style-name="ro1">
          <table:table-cell table:style-name="ce2" table:formula="oooc:=[.I46]/1024" office:value-type="float" office:value="619.552734375">
            <text:p>620</text:p>
          </table:table-cell>
          <table:table-cell office:value-type="string">
            <text:p>/usr/lib/libGL.so.1.2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634422">
            <text:p>634422</text:p>
          </table:table-cell>
          <table:table-cell office:value-type="float" office:value="22789">
            <text:p>22789</text:p>
          </table:table-cell>
          <table:table-cell table:number-columns-repeated="246"/>
        </table:table-row>
        <table:table-row table:style-name="ro1">
          <table:table-cell table:style-name="ce2" table:formula="oooc:=[.I47]/1024" office:value-type="float" office:value="553.728515625">
            <text:p>554</text:p>
          </table:table-cell>
          <table:table-cell office:value-type="string">
            <text:p>/opt/gnome/lib/libglib-2.0.so.0.400.6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567018">
            <text:p>567018</text:p>
          </table:table-cell>
          <table:table-cell office:value-type="float" office:value="11713">
            <text:p>11713</text:p>
          </table:table-cell>
          <table:table-cell table:number-columns-repeated="246"/>
        </table:table-row>
        <table:table-row table:style-name="ro1">
          <table:table-cell table:style-name="ce2" table:formula="oooc:=[.I48]/1024" office:value-type="float" office:value="544.1240234375">
            <text:p>544</text:p>
          </table:table-cell>
          <table:table-cell office:value-type="string">
            <text:p>sot/...libsot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557183">
            <text:p>557183</text:p>
          </table:table-cell>
          <table:table-cell office:value-type="float" office:value="13528257">
            <text:p>13528257</text:p>
          </table:table-cell>
          <table:table-cell table:number-columns-repeated="246"/>
        </table:table-row>
        <table:table-row table:style-name="ro1">
          <table:table-cell table:style-name="ce2" table:formula="oooc:=[.I49]/1024" office:value-type="float" office:value="525.4658203125">
            <text:p>525</text:p>
          </table:table-cell>
          <table:table-cell office:value-type="string">
            <text:p>basegfx/...libbasegfx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538077">
            <text:p>538077</text:p>
          </table:table-cell>
          <table:table-cell office:value-type="float" office:value="13353861">
            <text:p>13353861</text:p>
          </table:table-cell>
          <table:table-cell table:number-columns-repeated="246"/>
        </table:table-row>
        <table:table-row table:style-name="ro1">
          <table:table-cell table:style-name="ce2" table:formula="oooc:=[.I50]/1024" office:value-type="float" office:value="524.23046875">
            <text:p>524</text:p>
          </table:table-cell>
          <table:table-cell office:value-type="string">
            <text:p>/lib/libm.so.6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536812">
            <text:p>536812</text:p>
          </table:table-cell>
          <table:table-cell office:value-type="float" office:value="8139">
            <text:p>8139</text:p>
          </table:table-cell>
          <table:table-cell table:number-columns-repeated="246"/>
        </table:table-row>
        <table:table-row table:style-name="ro1">
          <table:table-cell table:style-name="ce2" table:formula="oooc:=[.I51]/1024" office:value-type="float" office:value="519.4267578125">
            <text:p>519</text:p>
          </table:table-cell>
          <table:table-cell office:value-type="string">
            <text:p>package/...libpackage2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531893">
            <text:p>531893</text:p>
          </table:table-cell>
          <table:table-cell office:value-type="float" office:value="13527563">
            <text:p>13527563</text:p>
          </table:table-cell>
          <table:table-cell table:number-columns-repeated="246"/>
        </table:table-row>
        <table:table-row table:style-name="ro1">
          <table:table-cell table:style-name="ce2" table:formula="oooc:=[.I52]/1024" office:value-type="float" office:value="486.7451171875">
            <text:p>487</text:p>
          </table:table-cell>
          <table:table-cell office:value-type="string">
            <text:p>soffice.bin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txt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498427">
            <text:p>498427</text:p>
          </table:table-cell>
          <table:table-cell office:value-type="float" office:value="103214">
            <text:p>103214</text:p>
          </table:table-cell>
          <table:table-cell table:number-columns-repeated="246"/>
        </table:table-row>
        <table:table-row table:style-name="ro1">
          <table:table-cell table:style-name="ce2" table:formula="oooc:=[.I53]/1024" office:value-type="float" office:value="484.65625">
            <text:p>485</text:p>
          </table:table-cell>
          <table:table-cell office:value-type="string">
            <text:p>ucb/...libucpfile1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496288">
            <text:p>496288</text:p>
          </table:table-cell>
          <table:table-cell office:value-type="float" office:value="13528934">
            <text:p>13528934</text:p>
          </table:table-cell>
          <table:table-cell table:number-columns-repeated="246"/>
        </table:table-row>
        <table:table-row table:style-name="ro1">
          <table:table-cell table:style-name="ce2" table:formula="oooc:=[.I54]/1024" office:value-type="float" office:value="480.8623046875">
            <text:p>481</text:p>
          </table:table-cell>
          <table:table-cell office:value-type="string">
            <text:p>libuno_cppuhelpergcc3.so.3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492403">
            <text:p>492403</text:p>
          </table:table-cell>
          <table:table-cell office:value-type="float" office:value="13324334">
            <text:p>13324334</text:p>
          </table:table-cell>
          <table:table-cell table:number-columns-repeated="246"/>
        </table:table-row>
        <table:table-row table:style-name="ro1">
          <table:table-cell table:style-name="ce2" table:formula="oooc:=[.I55]/1024" office:value-type="float" office:value="470.6357421875">
            <text:p>471</text:p>
          </table:table-cell>
          <table:table-cell office:value-type="string">
            <text:p>/usr/lib/libfontconfig.so.1.0.4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481931">
            <text:p>481931</text:p>
          </table:table-cell>
          <table:table-cell office:value-type="float" office:value="11687673">
            <text:p>11687673</text:p>
          </table:table-cell>
          <table:table-cell table:number-columns-repeated="246"/>
        </table:table-row>
        <table:table-row table:style-name="ro1">
          <table:table-cell table:style-name="ce2" table:formula="oooc:=[.I56]/1024" office:value-type="float" office:value="466.365234375">
            <text:p>466</text:p>
          </table:table-cell>
          <table:table-cell office:value-type="string">
            <text:p>/usr/lib/libfreetype.so.6.3.5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477558">
            <text:p>477558</text:p>
          </table:table-cell>
          <table:table-cell office:value-type="float" office:value="13022">
            <text:p>13022</text:p>
          </table:table-cell>
          <table:table-cell table:number-columns-repeated="246"/>
        </table:table-row>
        <table:table-row table:style-name="ro1">
          <table:table-cell table:style-name="ce3" table:formula="oooc:=[.I57]/1024" office:value-type="float" office:value="461.4443359375">
            <text:p>461</text:p>
          </table:table-cell>
          <table:table-cell table:style-name="ce6" office:value-type="string">
            <text:p>/opt/gnome/lib/libbonobo-2.so.0.0.0</text:p>
          </table:table-cell>
          <table:table-cell table:style-name="ce6" office:value-type="string">
            <text:p>soffice.b</text:p>
          </table:table-cell>
          <table:table-cell table:style-name="ce6" office:value-type="float" office:value="17354">
            <text:p>17354</text:p>
          </table:table-cell>
          <table:table-cell table:style-name="ce6" office:value-type="string">
            <text:p>michael</text:p>
          </table:table-cell>
          <table:table-cell table:style-name="ce6" office:value-type="string">
            <text:p>mem</text:p>
          </table:table-cell>
          <table:table-cell table:style-name="ce6" office:value-type="string">
            <text:p>REG</text:p>
          </table:table-cell>
          <table:table-cell table:style-name="ce6" office:value-type="string">
            <text:p>3,6</text:p>
          </table:table-cell>
          <table:table-cell table:style-name="ce6" office:value-type="float" office:value="472519">
            <text:p>472519</text:p>
          </table:table-cell>
          <table:table-cell table:style-name="ce6" office:value-type="float" office:value="40548">
            <text:p>40548</text:p>
          </table:table-cell>
          <table:table-cell table:style-name="ce6" table:number-columns-repeated="238"/>
          <table:table-cell table:number-columns-repeated="8"/>
        </table:table-row>
        <table:table-row table:style-name="ro1">
          <table:table-cell table:style-name="ce3" table:formula="oooc:=[.I58]/1024" office:value-type="float" office:value="438.2412109375">
            <text:p>438</text:p>
          </table:table-cell>
          <table:table-cell table:style-name="ce6" office:value-type="string">
            <text:p>/opt/gnome/lib/libgnomevfs-2.so.0.601.0</text:p>
          </table:table-cell>
          <table:table-cell table:style-name="ce6" office:value-type="string">
            <text:p>soffice.b</text:p>
          </table:table-cell>
          <table:table-cell table:style-name="ce6" office:value-type="float" office:value="17354">
            <text:p>17354</text:p>
          </table:table-cell>
          <table:table-cell table:style-name="ce6" office:value-type="string">
            <text:p>michael</text:p>
          </table:table-cell>
          <table:table-cell table:style-name="ce6" office:value-type="string">
            <text:p>mem</text:p>
          </table:table-cell>
          <table:table-cell table:style-name="ce6" office:value-type="string">
            <text:p>REG</text:p>
          </table:table-cell>
          <table:table-cell table:style-name="ce6" office:value-type="string">
            <text:p>3,6</text:p>
          </table:table-cell>
          <table:table-cell table:style-name="ce6" office:value-type="float" office:value="448759">
            <text:p>448759</text:p>
          </table:table-cell>
          <table:table-cell table:style-name="ce6" office:value-type="float" office:value="73767">
            <text:p>73767</text:p>
          </table:table-cell>
          <table:table-cell table:style-name="ce6" table:number-columns-repeated="238"/>
          <table:table-cell table:number-columns-repeated="8"/>
        </table:table-row>
        <table:table-row table:style-name="ro1">
          <table:table-cell table:style-name="ce2" table:formula="oooc:=[.I59]/1024" office:value-type="float" office:value="407.337890625">
            <text:p>407</text:p>
          </table:table-cell>
          <table:table-cell office:value-type="string">
            <text:p>/lib/libpthread.so.0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417114">
            <text:p>417114</text:p>
          </table:table-cell>
          <table:table-cell office:value-type="float" office:value="8149">
            <text:p>8149</text:p>
          </table:table-cell>
          <table:table-cell table:number-columns-repeated="246"/>
        </table:table-row>
        <table:table-row table:style-name="ro1">
          <table:table-cell table:style-name="ce2" table:formula="oooc:=[.I60]/1024" office:value-type="float" office:value="405.5810546875">
            <text:p>406</text:p>
          </table:table-cell>
          <table:table-cell office:value-type="string">
            <text:p>package/...libxstor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415315">
            <text:p>415315</text:p>
          </table:table-cell>
          <table:table-cell office:value-type="float" office:value="13527562">
            <text:p>13527562</text:p>
          </table:table-cell>
          <table:table-cell table:number-columns-repeated="246"/>
        </table:table-row>
        <table:table-row table:style-name="ro1">
          <table:table-cell table:style-name="ce2" table:formula="oooc:=[.I61]/1024" office:value-type="float" office:value="385.345703125">
            <text:p>385</text:p>
          </table:table-cell>
          <table:table-cell office:value-type="string">
            <text:p>filter/...libfilterconfig1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94594">
            <text:p>394594</text:p>
          </table:table-cell>
          <table:table-cell office:value-type="float" office:value="13531982">
            <text:p>13531982</text:p>
          </table:table-cell>
          <table:table-cell table:number-columns-repeated="246"/>
        </table:table-row>
        <table:table-row table:style-name="ro1">
          <table:table-cell table:style-name="ce2" table:formula="oooc:=[.I62]/1024" office:value-type="float" office:value="383.7177734375">
            <text:p>384</text:p>
          </table:table-cell>
          <table:table-cell office:value-type="string">
            <text:p>/opt/gnome/lib/libORBit-2.so.0.0.0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92927">
            <text:p>392927</text:p>
          </table:table-cell>
          <table:table-cell office:value-type="float" office:value="128884">
            <text:p>128884</text:p>
          </table:table-cell>
          <table:table-cell table:number-columns-repeated="246"/>
        </table:table-row>
        <table:table-row table:style-name="ro1">
          <table:table-cell table:style-name="ce2" table:formula="oooc:=[.I63]/1024" office:value-type="float" office:value="376.435546875">
            <text:p>376</text:p>
          </table:table-cell>
          <table:table-cell office:value-type="string">
            <text:p>stoc/...regtypeprov.uno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85470">
            <text:p>385470</text:p>
          </table:table-cell>
          <table:table-cell office:value-type="float" office:value="13464637">
            <text:p>13464637</text:p>
          </table:table-cell>
          <table:table-cell table:number-columns-repeated="246"/>
        </table:table-row>
        <table:table-row table:style-name="ro1">
          <table:table-cell table:style-name="ce2" table:formula="oooc:=[.I64]/1024" office:value-type="float" office:value="365.09375">
            <text:p>365</text:p>
          </table:table-cell>
          <table:table-cell office:value-type="string">
            <text:p>/lib/ld-2.3.3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73856">
            <text:p>373856</text:p>
          </table:table-cell>
          <table:table-cell office:value-type="float" office:value="8125">
            <text:p>8125</text:p>
          </table:table-cell>
          <table:table-cell table:number-columns-repeated="246"/>
        </table:table-row>
        <table:table-row table:style-name="ro1">
          <table:table-cell table:style-name="ce2" table:formula="oooc:=[.I65]/1024" office:value-type="float" office:value="361.4345703125">
            <text:p>361</text:p>
          </table:table-cell>
          <table:table-cell office:value-type="string">
            <text:p>shell/...gconfbe1.uno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70109">
            <text:p>370109</text:p>
          </table:table-cell>
          <table:table-cell office:value-type="float" office:value="13527575">
            <text:p>13527575</text:p>
          </table:table-cell>
          <table:table-cell table:number-columns-repeated="246"/>
        </table:table-row>
        <table:table-row table:style-name="ro1">
          <table:table-cell table:style-name="ce2" table:formula="oooc:=[.I66]/1024" office:value-type="float" office:value="354.4482421875">
            <text:p>354</text:p>
          </table:table-cell>
          <table:table-cell office:value-type="string">
            <text:p>ucb/...libucb1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62955">
            <text:p>362955</text:p>
          </table:table-cell>
          <table:table-cell office:value-type="float" office:value="13528291">
            <text:p>13528291</text:p>
          </table:table-cell>
          <table:table-cell table:number-columns-repeated="246"/>
        </table:table-row>
        <table:table-row table:style-name="ro1">
          <table:table-cell table:style-name="ce2" table:formula="oooc:=[.I67]/1024" office:value-type="float" office:value="352.837890625">
            <text:p>353</text:p>
          </table:table-cell>
          <table:table-cell office:value-type="string">
            <text:p>svx/unxlngi4.pro/bin/svx680en-US.res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46r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61306">
            <text:p>361306</text:p>
          </table:table-cell>
          <table:table-cell office:value-type="float" office:value="13359892">
            <text:p>13359892</text:p>
          </table:table-cell>
          <table:table-cell table:number-columns-repeated="246"/>
        </table:table-row>
        <table:table-row table:style-name="ro1">
          <table:table-cell table:style-name="ce2" table:formula="oooc:=[.I68]/1024" office:value-type="float" office:value="342.544921875">
            <text:p>343</text:p>
          </table:table-cell>
          <table:table-cell office:value-type="string">
            <text:p>dtrans/...libdtransX11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50766">
            <text:p>350766</text:p>
          </table:table-cell>
          <table:table-cell office:value-type="float" office:value="13528215">
            <text:p>13528215</text:p>
          </table:table-cell>
          <table:table-cell table:number-columns-repeated="246"/>
        </table:table-row>
        <table:table-row table:style-name="ro1">
          <table:table-cell table:style-name="ce2" table:formula="oooc:=[.I69]/1024" office:value-type="float" office:value="329.890625">
            <text:p>330</text:p>
          </table:table-cell>
          <table:table-cell office:value-type="string">
            <text:p>libsndfile.so.1.0.9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37808">
            <text:p>337808</text:p>
          </table:table-cell>
          <table:table-cell office:value-type="float" office:value="13324445">
            <text:p>13324445</text:p>
          </table:table-cell>
          <table:table-cell table:number-columns-repeated="246"/>
        </table:table-row>
        <table:table-row table:style-name="ro1">
          <table:table-cell table:style-name="ce2" table:formula="oooc:=[.I70]/1024" office:value-type="float" office:value="316.6044921875">
            <text:p>317</text:p>
          </table:table-cell>
          <table:table-cell office:value-type="string">
            <text:p>framework/...libfwi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24203">
            <text:p>324203</text:p>
          </table:table-cell>
          <table:table-cell office:value-type="float" office:value="13531891">
            <text:p>13531891</text:p>
          </table:table-cell>
          <table:table-cell table:number-columns-repeated="246"/>
        </table:table-row>
        <table:table-row table:style-name="ro1">
          <table:table-cell table:style-name="ce2" table:formula="oooc:=[.I71]/1024" office:value-type="float" office:value="315.17578125">
            <text:p>315</text:p>
          </table:table-cell>
          <table:table-cell office:value-type="string">
            <text:p>/opt/gnome/lib/libatk-1.0.so.0.0.0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22740">
            <text:p>322740</text:p>
          </table:table-cell>
          <table:table-cell office:value-type="float" office:value="8917745">
            <text:p>8917745</text:p>
          </table:table-cell>
          <table:table-cell table:number-columns-repeated="246"/>
        </table:table-row>
        <table:table-row table:style-name="ro1">
          <table:table-cell table:style-name="ce2" table:formula="oooc:=[.I72]/1024" office:value-type="float" office:value="289.591796875">
            <text:p>290</text:p>
          </table:table-cell>
          <table:table-cell office:value-type="string">
            <text:p>vcl/...libvclplug_gtk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96542">
            <text:p>296542</text:p>
          </table:table-cell>
          <table:table-cell office:value-type="float" office:value="13529574">
            <text:p>13529574</text:p>
          </table:table-cell>
          <table:table-cell table:number-columns-repeated="246"/>
        </table:table-row>
        <table:table-row table:style-name="ro1">
          <table:table-cell table:style-name="ce2" table:formula="oooc:=[.I73]/1024" office:value-type="float" office:value="271.818359375">
            <text:p>272</text:p>
          </table:table-cell>
          <table:table-cell office:value-type="string">
            <text:p>sw/unxlngi4.pro/bin/sw680en-US.res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45r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78342">
            <text:p>278342</text:p>
          </table:table-cell>
          <table:table-cell office:value-type="float" office:value="13341825">
            <text:p>13341825</text:p>
          </table:table-cell>
          <table:table-cell table:number-columns-repeated="246"/>
        </table:table-row>
        <table:table-row table:style-name="ro1">
          <table:table-cell table:style-name="ce2" table:formula="oooc:=[.I74]/1024" office:value-type="float" office:value="269.052734375">
            <text:p>269</text:p>
          </table:table-cell>
          <table:table-cell office:value-type="string">
            <text:p>sax/...sax.uno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75510">
            <text:p>275510</text:p>
          </table:table-cell>
          <table:table-cell office:value-type="float" office:value="13418209">
            <text:p>13418209</text:p>
          </table:table-cell>
          <table:table-cell table:number-columns-repeated="246"/>
        </table:table-row>
        <table:table-row table:style-name="ro1">
          <table:table-cell table:style-name="ce2" table:formula="oooc:=[.I75]/1024" office:value-type="float" office:value="266.580078125">
            <text:p>267</text:p>
          </table:table-cell>
          <table:table-cell office:value-type="string">
            <text:p>libuno_cppu.so.3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72978">
            <text:p>272978</text:p>
          </table:table-cell>
          <table:table-cell office:value-type="float" office:value="13324333">
            <text:p>13324333</text:p>
          </table:table-cell>
          <table:table-cell table:number-columns-repeated="246"/>
        </table:table-row>
        <table:table-row table:style-name="ro1">
          <table:table-cell table:style-name="ce2" table:formula="oooc:=[.I76]/1024" office:value-type="float" office:value="259.490234375">
            <text:p>259</text:p>
          </table:table-cell>
          <table:table-cell office:value-type="string">
            <text:p>/opt/gnome/lib/libgobject-2.0.so.0.400.6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65718">
            <text:p>265718</text:p>
          </table:table-cell>
          <table:table-cell office:value-type="float" office:value="11717">
            <text:p>11717</text:p>
          </table:table-cell>
          <table:table-cell table:number-columns-repeated="246"/>
        </table:table-row>
        <table:table-row table:style-name="ro1">
          <table:table-cell table:style-name="ce2" table:formula="oooc:=[.I77]/1024" office:value-type="float" office:value="246.744140625">
            <text:p>247</text:p>
          </table:table-cell>
          <table:table-cell office:value-type="string">
            <text:p>/opt/gnome/lib/libgconf-2.so.4.1.0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52666">
            <text:p>252666</text:p>
          </table:table-cell>
          <table:table-cell office:value-type="float" office:value="48922">
            <text:p>48922</text:p>
          </table:table-cell>
          <table:table-cell table:number-columns-repeated="246"/>
        </table:table-row>
        <table:table-row table:style-name="ro1">
          <table:table-cell table:style-name="ce2" table:formula="oooc:=[.I78]/1024" office:value-type="float" office:value="245.2158203125">
            <text:p>245</text:p>
          </table:table-cell>
          <table:table-cell office:value-type="string">
            <text:p>desktop/...libspl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51101">
            <text:p>251101</text:p>
          </table:table-cell>
          <table:table-cell office:value-type="float" office:value="13531967">
            <text:p>13531967</text:p>
          </table:table-cell>
          <table:table-cell table:number-columns-repeated="246"/>
        </table:table-row>
        <table:table-row table:style-name="ro1">
          <table:table-cell table:style-name="ce2" table:formula="oooc:=[.I79]/1024" office:value-type="float" office:value="232.701171875">
            <text:p>233</text:p>
          </table:table-cell>
          <table:table-cell office:value-type="string">
            <text:p>/opt/gnome/lib/libpango-1.0.so.0.400.1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38286">
            <text:p>238286</text:p>
          </table:table-cell>
          <table:table-cell office:value-type="float" office:value="24242">
            <text:p>24242</text:p>
          </table:table-cell>
          <table:table-cell table:number-columns-repeated="246"/>
        </table:table-row>
        <table:table-row table:style-name="ro1">
          <table:table-cell table:style-name="ce2" table:formula="oooc:=[.I80]/1024" office:value-type="float" office:value="231.6748046875">
            <text:p>232</text:p>
          </table:table-cell>
          <table:table-cell office:value-type="string">
            <text:p>stoc/...typemgr.uno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37235">
            <text:p>237235</text:p>
          </table:table-cell>
          <table:table-cell office:value-type="float" office:value="13464640">
            <text:p>13464640</text:p>
          </table:table-cell>
          <table:table-cell table:number-columns-repeated="246"/>
        </table:table-row>
        <table:table-row table:style-name="ro1">
          <table:table-cell table:style-name="ce2" table:formula="oooc:=[.I81]/1024" office:value-type="float" office:value="230.8818359375">
            <text:p>231</text:p>
          </table:table-cell>
          <table:table-cell office:value-type="string">
            <text:p>stoc/...servicemgr.uno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36423">
            <text:p>236423</text:p>
          </table:table-cell>
          <table:table-cell office:value-type="float" office:value="13464475">
            <text:p>13464475</text:p>
          </table:table-cell>
          <table:table-cell table:number-columns-repeated="246"/>
        </table:table-row>
        <table:table-row table:style-name="ro1">
          <table:table-cell table:style-name="ce2" table:formula="oooc:=[.I82]/1024" office:value-type="float" office:value="230.0771484375">
            <text:p>230</text:p>
          </table:table-cell>
          <table:table-cell office:value-type="string">
            <text:p>uui/...libuui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35599">
            <text:p>235599</text:p>
          </table:table-cell>
          <table:table-cell office:value-type="float" office:value="13531927">
            <text:p>13531927</text:p>
          </table:table-cell>
          <table:table-cell table:number-columns-repeated="246"/>
        </table:table-row>
        <table:table-row table:style-name="ro1">
          <table:table-cell table:style-name="ce2" table:formula="oooc:=[.I83]/1024" office:value-type="float" office:value="226.6962890625">
            <text:p>227</text:p>
          </table:table-cell>
          <table:table-cell office:value-type="string">
            <text:p>/usr/lib/libldap.so.199.3.4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32137">
            <text:p>232137</text:p>
          </table:table-cell>
          <table:table-cell office:value-type="float" office:value="60172">
            <text:p>60172</text:p>
          </table:table-cell>
          <table:table-cell table:number-columns-repeated="246"/>
        </table:table-row>
        <table:table-row table:style-name="ro1">
          <table:table-cell table:style-name="ce2" table:formula="oooc:=[.I84]/1024" office:value-type="float" office:value="216.7509765625">
            <text:p>217</text:p>
          </table:table-cell>
          <table:table-cell office:value-type="string">
            <text:p>/usr/lib/libssl.so.0.9.7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21953">
            <text:p>221953</text:p>
          </table:table-cell>
          <table:table-cell office:value-type="float" office:value="41963">
            <text:p>41963</text:p>
          </table:table-cell>
          <table:table-cell table:number-columns-repeated="246"/>
        </table:table-row>
        <table:table-row table:style-name="ro1">
          <table:table-cell table:style-name="ce2" table:formula="oooc:=[.I85]/1024" office:value-type="float" office:value="209.9345703125">
            <text:p>210</text:p>
          </table:table-cell>
          <table:table-cell office:value-type="string">
            <text:p>libicule.so.26.0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14973">
            <text:p>214973</text:p>
          </table:table-cell>
          <table:table-cell office:value-type="float" office:value="13324368">
            <text:p>13324368</text:p>
          </table:table-cell>
          <table:table-cell table:number-columns-repeated="246"/>
        </table:table-row>
        <table:table-row table:style-name="ro2">
          <table:table-cell table:style-name="ce3" table:formula="oooc:=[.I86]/1024" office:value-type="float" office:value="208.08203125">
            <text:p>208</text:p>
          </table:table-cell>
          <table:table-cell table:style-name="ce6" office:value-type="string">
            <text:p>avmedia/...libavmedia680li.so</text:p>
          </table:table-cell>
          <table:table-cell table:style-name="ce6" office:value-type="string">
            <text:p>soffice.b</text:p>
          </table:table-cell>
          <table:table-cell table:style-name="ce6" office:value-type="float" office:value="17354">
            <text:p>17354</text:p>
          </table:table-cell>
          <table:table-cell table:style-name="ce6" office:value-type="string">
            <text:p>michael</text:p>
          </table:table-cell>
          <table:table-cell table:style-name="ce6" office:value-type="string">
            <text:p>mem</text:p>
          </table:table-cell>
          <table:table-cell table:style-name="ce6" office:value-type="string">
            <text:p>REG</text:p>
          </table:table-cell>
          <table:table-cell table:style-name="ce6" office:value-type="string">
            <text:p>3,6</text:p>
          </table:table-cell>
          <table:table-cell table:style-name="ce6" office:value-type="float" office:value="213076">
            <text:p>213076</text:p>
          </table:table-cell>
          <table:table-cell table:style-name="ce6" office:value-type="float" office:value="13531934">
            <text:p>13531934</text:p>
          </table:table-cell>
          <table:table-cell table:style-name="ce6" table:number-columns-repeated="246"/>
        </table:table-row>
        <table:table-row table:style-name="ro1">
          <table:table-cell table:style-name="ce2" table:formula="oooc:=[.I87]/1024" office:value-type="float" office:value="206.8046875">
            <text:p>207</text:p>
          </table:table-cell>
          <table:table-cell office:value-type="string">
            <text:p>/usr/X11R6/lib/X11/fonts/truetype/thowr___.ttf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11768">
            <text:p>211768</text:p>
          </table:table-cell>
          <table:table-cell office:value-type="float" office:value="114804">
            <text:p>114804</text:p>
          </table:table-cell>
          <table:table-cell table:number-columns-repeated="246"/>
        </table:table-row>
        <table:table-row table:style-name="ro1">
          <table:table-cell table:style-name="ce2" table:formula="oooc:=[.I88]/1024" office:value-type="float" office:value="203.578125">
            <text:p>204</text:p>
          </table:table-cell>
          <table:table-cell office:value-type="string">
            <text:p>/usr/lib/locale/en_GB.utf8/LC_CTYPE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08464">
            <text:p>208464</text:p>
          </table:table-cell>
          <table:table-cell office:value-type="float" office:value="11665">
            <text:p>11665</text:p>
          </table:table-cell>
          <table:table-cell table:number-columns-repeated="246"/>
        </table:table-row>
        <table:table-row table:style-name="ro1">
          <table:table-cell table:style-name="ce2" table:formula="oooc:=[.I89]/1024" office:value-type="float" office:value="203.138671875">
            <text:p>203</text:p>
          </table:table-cell>
          <table:table-cell office:value-type="string">
            <text:p>/lib/libresolv.so.2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08014">
            <text:p>208014</text:p>
          </table:table-cell>
          <table:table-cell office:value-type="float" office:value="8154">
            <text:p>8154</text:p>
          </table:table-cell>
          <table:table-cell table:number-columns-repeated="246"/>
        </table:table-row>
        <table:table-row table:style-name="ro1">
          <table:table-cell table:style-name="ce2" table:formula="oooc:=[.I90]/1024" office:value-type="float" office:value="192.8564453125">
            <text:p>193</text:p>
          </table:table-cell>
          <table:table-cell office:value-type="string">
            <text:p>/opt/gnome/lib/libgdk_pixbuf-2.0.so.0.400.9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97485">
            <text:p>197485</text:p>
          </table:table-cell>
          <table:table-cell office:value-type="float" office:value="269720">
            <text:p>269720</text:p>
          </table:table-cell>
          <table:table-cell table:number-columns-repeated="246"/>
        </table:table-row>
        <table:table-row table:style-name="ro1">
          <table:table-cell table:style-name="ce2" table:formula="oooc:=[.I91]/1024" office:value-type="float" office:value="192.3203125">
            <text:p>192</text:p>
          </table:table-cell>
          <table:table-cell office:value-type="string">
            <text:p>i18npool/...liblocaledata_en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96936">
            <text:p>196936</text:p>
          </table:table-cell>
          <table:table-cell office:value-type="float" office:value="13527569">
            <text:p>13527569</text:p>
          </table:table-cell>
          <table:table-cell table:number-columns-repeated="246"/>
        </table:table-row>
        <table:table-row table:style-name="ro1">
          <table:table-cell table:style-name="ce2" table:formula="oooc:=[.I92]/1024" office:value-type="float" office:value="186.76171875">
            <text:p>187</text:p>
          </table:table-cell>
          <table:table-cell office:value-type="string">
            <text:p>extensions/...ldapbe2.uno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91244">
            <text:p>191244</text:p>
          </table:table-cell>
          <table:table-cell office:value-type="float" office:value="13531970">
            <text:p>13531970</text:p>
          </table:table-cell>
          <table:table-cell table:number-columns-repeated="246"/>
        </table:table-row>
        <table:table-row table:style-name="ro1">
          <table:table-cell table:style-name="ce2" table:formula="oooc:=[.I93]/1024" office:value-type="float" office:value="182.318359375">
            <text:p>182</text:p>
          </table:table-cell>
          <table:table-cell office:value-type="string">
            <text:p>vos/...libvos3gcc3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86694">
            <text:p>186694</text:p>
          </table:table-cell>
          <table:table-cell office:value-type="float" office:value="13527552">
            <text:p>13527552</text:p>
          </table:table-cell>
          <table:table-cell table:number-columns-repeated="246"/>
        </table:table-row>
        <table:table-row table:style-name="ro1">
          <table:table-cell table:style-name="ce2" table:formula="oooc:=[.I94]/1024" office:value-type="float" office:value="171.6474609375">
            <text:p>172</text:p>
          </table:table-cell>
          <table:table-cell office:value-type="string">
            <text:p>framework/...libfwl680li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75767">
            <text:p>175767</text:p>
          </table:table-cell>
          <table:table-cell office:value-type="float" office:value="13531893">
            <text:p>13531893</text:p>
          </table:table-cell>
          <table:table-cell table:number-columns-repeated="246"/>
        </table:table-row>
        <table:table-row table:style-name="ro1">
          <table:table-cell table:style-name="ce2" table:formula="oooc:=[.I95]/1024" office:value-type="float" office:value="168.275390625">
            <text:p>168</text:p>
          </table:table-cell>
          <table:table-cell office:value-type="string">
            <text:p>svtools/...svtmisc.uno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72314">
            <text:p>172314</text:p>
          </table:table-cell>
          <table:table-cell office:value-type="float" office:value="13529967">
            <text:p>13529967</text:p>
          </table:table-cell>
          <table:table-cell table:number-columns-repeated="246"/>
        </table:table-row>
        <table:table-row table:style-name="ro1">
          <table:table-cell table:style-name="ce2" table:formula="oooc:=[.I96]/1024" office:value-type="float" office:value="167.3466796875">
            <text:p>167</text:p>
          </table:table-cell>
          <table:table-cell office:value-type="string">
            <text:p>stoc/...security.uno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71363">
            <text:p>171363</text:p>
          </table:table-cell>
          <table:table-cell office:value-type="float" office:value="13464473">
            <text:p>13464473</text:p>
          </table:table-cell>
          <table:table-cell table:number-columns-repeated="246"/>
        </table:table-row>
        <table:table-row table:style-name="ro1">
          <table:table-cell table:style-name="ce2" table:formula="oooc:=[.I97]/1024" office:value-type="float" office:value="167.216796875">
            <text:p>167</text:p>
          </table:table-cell>
          <table:table-cell office:value-type="string">
            <text:p>/opt/gnome/lib/libpangoft2-1.0.so.0.400.1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71230">
            <text:p>171230</text:p>
          </table:table-cell>
          <table:table-cell office:value-type="float" office:value="24244">
            <text:p>24244</text:p>
          </table:table-cell>
          <table:table-cell table:number-columns-repeated="246"/>
        </table:table-row>
        <table:table-row table:style-name="ro1">
          <table:table-cell table:style-name="ce2" table:formula="oooc:=[.I98]/1024" office:value-type="float" office:value="165.09375">
            <text:p>165</text:p>
          </table:table-cell>
          <table:table-cell office:value-type="string">
            <text:p>/usr/X11R6/lib/X11/fonts/truetype/albw.ttf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69056">
            <text:p>169056</text:p>
          </table:table-cell>
          <table:table-cell office:value-type="float" office:value="114780">
            <text:p>114780</text:p>
          </table:table-cell>
          <table:table-cell table:number-columns-repeated="246"/>
        </table:table-row>
        <table:table-row table:style-name="ro1">
          <table:table-cell table:style-name="ce2" table:formula="oooc:=[.I99]/1024" office:value-type="float" office:value="158.42578125">
            <text:p>158</text:p>
          </table:table-cell>
          <table:table-cell office:value-type="string">
            <text:p>libreg.so.3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62228">
            <text:p>162228</text:p>
          </table:table-cell>
          <table:table-cell office:value-type="float" office:value="13324406">
            <text:p>13324406</text:p>
          </table:table-cell>
          <table:table-cell table:number-columns-repeated="246"/>
        </table:table-row>
        <table:table-row table:style-name="ro1">
          <table:table-cell table:style-name="ce2" table:formula="oooc:=[.I100]/1024" office:value-type="float" office:value="156.34375">
            <text:p>156</text:p>
          </table:table-cell>
          <table:table-cell office:value-type="string">
            <text:p>/usr/lib/libexpat.so.0.5.0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60096">
            <text:p>160096</text:p>
          </table:table-cell>
          <table:table-cell office:value-type="float" office:value="12101">
            <text:p>12101</text:p>
          </table:table-cell>
          <table:table-cell table:number-columns-repeated="246"/>
        </table:table-row>
        <table:table-row table:style-name="ro1">
          <table:table-cell table:style-name="ce2" table:formula="oooc:=[.I101]/1024" office:value-type="float" office:value="146.9375">
            <text:p>147</text:p>
          </table:table-cell>
          <table:table-cell office:value-type="string">
            <text:p>sfx2/unxlngi4.pro/bin/sfx680en-US.res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39r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50464">
            <text:p>150464</text:p>
          </table:table-cell>
          <table:table-cell office:value-type="float" office:value="13374336">
            <text:p>13374336</text:p>
          </table:table-cell>
          <table:table-cell table:number-columns-repeated="246"/>
        </table:table-row>
        <table:table-row table:style-name="ro1">
          <table:table-cell table:style-name="ce2" table:formula="oooc:=[.I102]/1024" office:value-type="float" office:value="143.5625">
            <text:p>144</text:p>
          </table:table-cell>
          <table:table-cell office:value-type="string">
            <text:p>libstore.so.3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47008">
            <text:p>147008</text:p>
          </table:table-cell>
          <table:table-cell office:value-type="float" office:value="13324421">
            <text:p>13324421</text:p>
          </table:table-cell>
          <table:table-cell table:number-columns-repeated="246"/>
        </table:table-row>
        <table:table-row table:style-name="ro1">
          <table:table-cell table:style-name="ce2" table:formula="oooc:=[.I103]/1024" office:value-type="float" office:value="140.9013671875">
            <text:p>141</text:p>
          </table:table-cell>
          <table:table-cell office:value-type="string">
            <text:p>/lib/libnss_files.so.2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44283">
            <text:p>144283</text:p>
          </table:table-cell>
          <table:table-cell office:value-type="float" office:value="8144">
            <text:p>8144</text:p>
          </table:table-cell>
          <table:table-cell table:number-columns-repeated="246"/>
        </table:table-row>
        <table:table-row table:style-name="ro1">
          <table:table-cell table:style-name="ce2" table:formula="oooc:=[.I104]/1024" office:value-type="float" office:value="137.849609375">
            <text:p>138</text:p>
          </table:table-cell>
          <table:table-cell office:value-type="string">
            <text:p>/lib/librt.so.1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41158">
            <text:p>141158</text:p>
          </table:table-cell>
          <table:table-cell office:value-type="float" office:value="8151">
            <text:p>8151</text:p>
          </table:table-cell>
          <table:table-cell table:number-columns-repeated="246"/>
        </table:table-row>
        <table:table-row table:style-name="ro1">
          <table:table-cell table:style-name="ce2" table:formula="oooc:=[.I105]/1024" office:value-type="float" office:value="134.6962890625">
            <text:p>135</text:p>
          </table:table-cell>
          <table:table-cell office:value-type="string">
            <text:p>stoc/...uriproc.uno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37929">
            <text:p>137929</text:p>
          </table:table-cell>
          <table:table-cell office:value-type="float" office:value="13491899">
            <text:p>13491899</text:p>
          </table:table-cell>
          <table:table-cell table:number-columns-repeated="246"/>
        </table:table-row>
        <table:table-row table:style-name="ro1">
          <table:table-cell table:style-name="ce2" table:formula="oooc:=[.I106]/1024" office:value-type="float" office:value="134.18359375">
            <text:p>134</text:p>
          </table:table-cell>
          <table:table-cell office:value-type="string">
            <text:p>/usr/lib/libjpeg.so.62.0.0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37404">
            <text:p>137404</text:p>
          </table:table-cell>
          <table:table-cell office:value-type="float" office:value="12684">
            <text:p>12684</text:p>
          </table:table-cell>
          <table:table-cell table:number-columns-repeated="246"/>
        </table:table-row>
        <table:table-row table:style-name="ro1">
          <table:table-cell table:style-name="ce2" table:formula="oooc:=[.I107]/1024" office:value-type="float" office:value="131.20703125">
            <text:p>131</text:p>
          </table:table-cell>
          <table:table-cell office:value-type="string">
            <text:p>svtools/...fsstorage.uno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34356">
            <text:p>134356</text:p>
          </table:table-cell>
          <table:table-cell office:value-type="float" office:value="13529648">
            <text:p>13529648</text:p>
          </table:table-cell>
          <table:table-cell table:number-columns-repeated="246"/>
        </table:table-row>
        <table:table-row table:style-name="ro1">
          <table:table-cell table:style-name="ce2" table:formula="oooc:=[.I108]/1024" office:value-type="float" office:value="127.4580078125">
            <text:p>127</text:p>
          </table:table-cell>
          <table:table-cell office:value-type="string">
            <text:p>libjvmfwk.so.3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30517">
            <text:p>130517</text:p>
          </table:table-cell>
          <table:table-cell office:value-type="float" office:value="13324449">
            <text:p>13324449</text:p>
          </table:table-cell>
          <table:table-cell table:number-columns-repeated="246"/>
        </table:table-row>
        <table:table-row table:style-name="ro1">
          <table:table-cell table:style-name="ce2" table:formula="oooc:=[.I109]/1024" office:value-type="float" office:value="122.72265625">
            <text:p>123</text:p>
          </table:table-cell>
          <table:table-cell office:value-type="string">
            <text:p>/usr/lib/libcups.so.2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25668">
            <text:p>125668</text:p>
          </table:table-cell>
          <table:table-cell office:value-type="float" office:value="45381">
            <text:p>45381</text:p>
          </table:table-cell>
          <table:table-cell table:number-columns-repeated="246"/>
        </table:table-row>
        <table:table-row table:style-name="ro1">
          <table:table-cell table:style-name="ce2" table:formula="oooc:=[.I110]/1024" office:value-type="float" office:value="107.767578125">
            <text:p>108</text:p>
          </table:table-cell>
          <table:table-cell office:value-type="string">
            <text:p>stoc/...implreg.uno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10354">
            <text:p>110354</text:p>
          </table:table-cell>
          <table:table-cell office:value-type="float" office:value="13419661">
            <text:p>13419661</text:p>
          </table:table-cell>
          <table:table-cell table:number-columns-repeated="246"/>
        </table:table-row>
        <table:table-row table:style-name="ro1">
          <table:table-cell table:style-name="ce2" table:formula="oooc:=[.I111]/1024" office:value-type="float" office:value="103.724609375">
            <text:p>104</text:p>
          </table:table-cell>
          <table:table-cell office:value-type="string">
            <text:p>/opt/gnome/lib/libbonobo-activation.so.4.0.0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06214">
            <text:p>106214</text:p>
          </table:table-cell>
          <table:table-cell office:value-type="float" office:value="40550">
            <text:p>40550</text:p>
          </table:table-cell>
          <table:table-cell table:number-columns-repeated="246"/>
        </table:table-row>
        <table:table-row table:style-name="ro1">
          <table:table-cell table:style-name="ce2" table:formula="oooc:=[.I112]/1024" office:value-type="float" office:value="103.28125">
            <text:p>103</text:p>
          </table:table-cell>
          <table:table-cell office:value-type="string">
            <text:p>fileaccess/...libfileacc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05760">
            <text:p>105760</text:p>
          </table:table-cell>
          <table:table-cell office:value-type="float" office:value="13528242">
            <text:p>13528242</text:p>
          </table:table-cell>
          <table:table-cell table:number-columns-repeated="246"/>
        </table:table-row>
        <table:table-row table:style-name="ro1">
          <table:table-cell table:style-name="ce2" table:formula="oooc:=[.I113]/1024" office:value-type="float" office:value="98.5791015625">
            <text:p>99</text:p>
          </table:table-cell>
          <table:table-cell office:value-type="string">
            <text:p>stoc/...nestedreg.uno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00945">
            <text:p>100945</text:p>
          </table:table-cell>
          <table:table-cell office:value-type="float" office:value="13419659">
            <text:p>13419659</text:p>
          </table:table-cell>
          <table:table-cell table:number-columns-repeated="246"/>
        </table:table-row>
        <table:table-row table:style-name="ro1">
          <table:table-cell table:style-name="ce2" table:formula="oooc:=[.I114]/1024" office:value-type="float" office:value="97.8896484375">
            <text:p>98</text:p>
          </table:table-cell>
          <table:table-cell office:value-type="string">
            <text:p>stoc/...simplereg.uno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00239">
            <text:p>100239</text:p>
          </table:table-cell>
          <table:table-cell office:value-type="float" office:value="13464532">
            <text:p>13464532</text:p>
          </table:table-cell>
          <table:table-cell table:number-columns-repeated="246"/>
        </table:table-row>
        <table:table-row table:style-name="ro1">
          <table:table-cell table:style-name="ce2" table:formula="oooc:=[.I115]/1024" office:value-type="float" office:value="96.2353515625">
            <text:p>96</text:p>
          </table:table-cell>
          <table:table-cell office:value-type="string">
            <text:p>/usr/X11R6/lib/libICE.so.6.3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98545">
            <text:p>98545</text:p>
          </table:table-cell>
          <table:table-cell office:value-type="float" office:value="18883">
            <text:p>18883</text:p>
          </table:table-cell>
          <table:table-cell table:number-columns-repeated="246"/>
        </table:table-row>
        <table:table-row table:style-name="ro1">
          <table:table-cell table:style-name="ce2" table:formula="oooc:=[.I116]/1024" office:value-type="float" office:value="95.4072265625">
            <text:p>95</text:p>
          </table:table-cell>
          <table:table-cell office:value-type="string">
            <text:p>configmgr/...sysmgr1.uno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97697">
            <text:p>97697</text:p>
          </table:table-cell>
          <table:table-cell office:value-type="float" office:value="13527560">
            <text:p>13527560</text:p>
          </table:table-cell>
          <table:table-cell table:number-columns-repeated="246"/>
        </table:table-row>
        <table:table-row table:style-name="ro1">
          <table:table-cell table:style-name="ce2" table:formula="oooc:=[.I117]/1024" office:value-type="float" office:value="91.2646484375">
            <text:p>91</text:p>
          </table:table-cell>
          <table:table-cell office:value-type="string">
            <text:p>/usr/lib/libsasl2.so.2.0.18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93455">
            <text:p>93455</text:p>
          </table:table-cell>
          <table:table-cell office:value-type="float" office:value="48991">
            <text:p>48991</text:p>
          </table:table-cell>
          <table:table-cell table:number-columns-repeated="246"/>
        </table:table-row>
        <table:table-row table:style-name="ro1">
          <table:table-cell table:style-name="ce2" table:formula="oooc:=[.I118]/1024" office:value-type="float" office:value="88.939453125">
            <text:p>89</text:p>
          </table:table-cell>
          <table:table-cell office:value-type="string">
            <text:p>/opt/gnome/share/locale/en_GB/LC_MESSAGES/gtk20-properties.m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91074">
            <text:p>91074</text:p>
          </table:table-cell>
          <table:table-cell office:value-type="float" office:value="44370">
            <text:p>44370</text:p>
          </table:table-cell>
          <table:table-cell table:number-columns-repeated="246"/>
        </table:table-row>
        <table:table-row table:style-name="ro1">
          <table:table-cell table:style-name="ce2" table:formula="oooc:=[.I119]/1024" office:value-type="float" office:value="82.59765625">
            <text:p>83</text:p>
          </table:table-cell>
          <table:table-cell office:value-type="string">
            <text:p>/usr/X11R6/lib/libXft.so.2.1.1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84580">
            <text:p>84580</text:p>
          </table:table-cell>
          <table:table-cell office:value-type="float" office:value="18906">
            <text:p>18906</text:p>
          </table:table-cell>
          <table:table-cell table:number-columns-repeated="246"/>
        </table:table-row>
        <table:table-row table:style-name="ro1">
          <table:table-cell table:style-name="ce2" table:formula="oooc:=[.I120]/1024" office:value-type="float" office:value="80.0693359375">
            <text:p>80</text:p>
          </table:table-cell>
          <table:table-cell office:value-type="string">
            <text:p>/lib/libcrypt.so.1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81991">
            <text:p>81991</text:p>
          </table:table-cell>
          <table:table-cell office:value-type="float" office:value="8137">
            <text:p>8137</text:p>
          </table:table-cell>
          <table:table-cell table:number-columns-repeated="246"/>
        </table:table-row>
        <table:table-row table:style-name="ro1">
          <table:table-cell table:style-name="ce2" table:formula="oooc:=[.I121]/1024" office:value-type="float" office:value="76.8779296875">
            <text:p>77</text:p>
          </table:table-cell>
          <table:table-cell office:value-type="string">
            <text:p>bridges/...libgcc3_uno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78723">
            <text:p>78723</text:p>
          </table:table-cell>
          <table:table-cell office:value-type="float" office:value="13525763">
            <text:p>13525763</text:p>
          </table:table-cell>
          <table:table-cell table:number-columns-repeated="246"/>
        </table:table-row>
        <table:table-row table:style-name="ro1">
          <table:table-cell table:style-name="ce2" table:formula="oooc:=[.I122]/1024" office:value-type="float" office:value="70.244140625">
            <text:p>70</text:p>
          </table:table-cell>
          <table:table-cell office:value-type="string">
            <text:p>i18nutil/...libi18nutilgcc3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71930">
            <text:p>71930</text:p>
          </table:table-cell>
          <table:table-cell office:value-type="float" office:value="13357516">
            <text:p>13357516</text:p>
          </table:table-cell>
          <table:table-cell table:number-columns-repeated="246"/>
        </table:table-row>
        <table:table-row table:style-name="ro1">
          <table:table-cell table:style-name="ce2" table:formula="oooc:=[.I123]/1024" office:value-type="float" office:value="68.83203125">
            <text:p>69</text:p>
          </table:table-cell>
          <table:table-cell office:value-type="string">
            <text:p>/lib/libz.so.1.2.1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70484">
            <text:p>70484</text:p>
          </table:table-cell>
          <table:table-cell office:value-type="float" office:value="8552">
            <text:p>8552</text:p>
          </table:table-cell>
          <table:table-cell table:number-columns-repeated="246"/>
        </table:table-row>
        <table:table-row table:style-name="ro1">
          <table:table-cell table:style-name="ce2" table:formula="oooc:=[.I124]/1024" office:value-type="float" office:value="65.9560546875">
            <text:p>66</text:p>
          </table:table-cell>
          <table:table-cell office:value-type="string">
            <text:p>configmgr/...behelper.uno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67539">
            <text:p>67539</text:p>
          </table:table-cell>
          <table:table-cell office:value-type="float" office:value="13527559">
            <text:p>13527559</text:p>
          </table:table-cell>
          <table:table-cell table:number-columns-repeated="246"/>
        </table:table-row>
        <table:table-row table:style-name="ro1">
          <table:table-cell table:style-name="ce2" table:formula="oooc:=[.I125]/1024" office:value-type="float" office:value="65.509765625">
            <text:p>66</text:p>
          </table:table-cell>
          <table:table-cell office:value-type="string">
            <text:p>/usr/X11R6/lib/libXext.so.6.4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67082">
            <text:p>67082</text:p>
          </table:table-cell>
          <table:table-cell office:value-type="float" office:value="107373">
            <text:p>107373</text:p>
          </table:table-cell>
          <table:table-cell table:number-columns-repeated="246"/>
        </table:table-row>
        <table:table-row table:style-name="ro1">
          <table:table-cell table:style-name="ce2" table:formula="oooc:=[.I126]/1024" office:value-type="float" office:value="59.123046875">
            <text:p>59</text:p>
          </table:table-cell>
          <table:table-cell office:value-type="string">
            <text:p>stoc/...typeconverter.uno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60542">
            <text:p>60542</text:p>
          </table:table-cell>
          <table:table-cell office:value-type="float" office:value="13489125">
            <text:p>13489125</text:p>
          </table:table-cell>
          <table:table-cell table:number-columns-repeated="246"/>
        </table:table-row>
        <table:table-row table:style-name="ro1">
          <table:table-cell table:style-name="ce2" table:formula="oooc:=[.I127]/1024" office:value-type="float" office:value="56.59375">
            <text:p>57</text:p>
          </table:table-cell>
          <table:table-cell office:value-type="string">
            <text:p>dtrans/...libmcnttype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57952">
            <text:p>57952</text:p>
          </table:table-cell>
          <table:table-cell office:value-type="float" office:value="13528238">
            <text:p>13528238</text:p>
          </table:table-cell>
          <table:table-cell table:number-columns-repeated="246"/>
        </table:table-row>
        <table:table-row table:style-name="ro1">
          <table:table-cell table:style-name="ce2" table:formula="oooc:=[.I128]/1024" office:value-type="float" office:value="56.4716796875">
            <text:p>56</text:p>
          </table:table-cell>
          <table:table-cell office:value-type="string">
            <text:p>/usr/lib/liblber.so.199.3.4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57827">
            <text:p>57827</text:p>
          </table:table-cell>
          <table:table-cell office:value-type="float" office:value="60170">
            <text:p>60170</text:p>
          </table:table-cell>
          <table:table-cell table:number-columns-repeated="246"/>
        </table:table-row>
        <table:table-row table:style-name="ro1">
          <table:table-cell table:style-name="ce2" table:formula="oooc:=[.I129]/1024" office:value-type="float" office:value="53.1640625">
            <text:p>53</text:p>
          </table:table-cell>
          <table:table-cell office:value-type="string">
            <text:p>/opt/gnome/lib/libpangox-1.0.so.0.400.1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54440">
            <text:p>54440</text:p>
          </table:table-cell>
          <table:table-cell office:value-type="float" office:value="24246">
            <text:p>24246</text:p>
          </table:table-cell>
          <table:table-cell table:number-columns-repeated="246"/>
        </table:table-row>
        <table:table-row table:style-name="ro1">
          <table:table-cell table:style-name="ce2" table:formula="oooc:=[.I130]/1024" office:value-type="float" office:value="52.04296875">
            <text:p>52</text:p>
          </table:table-cell>
          <table:table-cell office:value-type="string">
            <text:p>shell/...localebe1.uno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53292">
            <text:p>53292</text:p>
          </table:table-cell>
          <table:table-cell office:value-type="float" office:value="13527576">
            <text:p>13527576</text:p>
          </table:table-cell>
          <table:table-cell table:number-columns-repeated="246"/>
        </table:table-row>
        <table:table-row table:style-name="ro1">
          <table:table-cell table:style-name="ce2" table:formula="oooc:=[.I131]/1024" office:value-type="float" office:value="50.6767578125">
            <text:p>51</text:p>
          </table:table-cell>
          <table:table-cell office:value-type="string">
            <text:p>/lib/libdl.so.2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51893">
            <text:p>51893</text:p>
          </table:table-cell>
          <table:table-cell office:value-type="float" office:value="8138">
            <text:p>8138</text:p>
          </table:table-cell>
          <table:table-cell table:number-columns-repeated="246"/>
        </table:table-row>
        <table:table-row table:style-name="ro1">
          <table:table-cell table:style-name="ce2" table:formula="oooc:=[.I132]/1024" office:value-type="float" office:value="49.98046875">
            <text:p>50</text:p>
          </table:table-cell>
          <table:table-cell office:value-type="string">
            <text:p>/opt/gnome/lib/gtk-2.0/engines/libindustrial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51180">
            <text:p>51180</text:p>
          </table:table-cell>
          <table:table-cell office:value-type="float" office:value="93098">
            <text:p>93098</text:p>
          </table:table-cell>
          <table:table-cell table:number-columns-repeated="246"/>
        </table:table-row>
        <table:table-row table:style-name="ro2">
          <table:table-cell table:style-name="ce4" table:formula="oooc:=[.I133]/1024" office:value-type="float" office:value="47.328125">
            <text:p>47</text:p>
          </table:table-cell>
          <table:table-cell table:style-name="ce7" office:value-type="string">
            <text:p>svtools/unxlngi4.pro/bin/svt680en-US.res</text:p>
          </table:table-cell>
          <table:table-cell table:style-name="ce7" office:value-type="string">
            <text:p>soffice.b</text:p>
          </table:table-cell>
          <table:table-cell table:style-name="ce7" office:value-type="float" office:value="17354">
            <text:p>17354</text:p>
          </table:table-cell>
          <table:table-cell table:style-name="ce7" office:value-type="string">
            <text:p>michael</text:p>
          </table:table-cell>
          <table:table-cell table:style-name="ce7" office:value-type="string">
            <text:p>43r</text:p>
          </table:table-cell>
          <table:table-cell table:style-name="ce7" office:value-type="string">
            <text:p>REG</text:p>
          </table:table-cell>
          <table:table-cell table:style-name="ce7" office:value-type="string">
            <text:p>3,6</text:p>
          </table:table-cell>
          <table:table-cell table:style-name="ce7" office:value-type="float" office:value="48464">
            <text:p>48464</text:p>
          </table:table-cell>
          <table:table-cell table:style-name="ce7" office:value-type="float" office:value="13451320">
            <text:p>13451320</text:p>
          </table:table-cell>
          <table:table-cell table:style-name="ce7" table:number-columns-repeated="246"/>
        </table:table-row>
        <table:table-row table:style-name="ro1">
          <table:table-cell table:style-name="ce2" table:formula="oooc:=[.I134]/1024" office:value-type="float" office:value="43.1357421875">
            <text:p>43</text:p>
          </table:table-cell>
          <table:table-cell office:value-type="string">
            <text:p>stoc/...shlibloader.uno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44171">
            <text:p>44171</text:p>
          </table:table-cell>
          <table:table-cell office:value-type="float" office:value="13433006">
            <text:p>13433006</text:p>
          </table:table-cell>
          <table:table-cell table:number-columns-repeated="246"/>
        </table:table-row>
        <table:table-row table:style-name="ro1">
          <table:table-cell table:style-name="ce2" table:formula="oooc:=[.I135]/1024" office:value-type="float" office:value="39.2294921875">
            <text:p>39</text:p>
          </table:table-cell>
          <table:table-cell office:value-type="string">
            <text:p>/lib/libgcc_s.so.1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40171">
            <text:p>40171</text:p>
          </table:table-cell>
          <table:table-cell office:value-type="float" office:value="8532">
            <text:p>8532</text:p>
          </table:table-cell>
          <table:table-cell table:number-columns-repeated="246"/>
        </table:table-row>
        <table:table-row table:style-name="ro1">
          <table:table-cell table:style-name="ce2" table:formula="oooc:=[.I136]/1024" office:value-type="float" office:value="38.919921875">
            <text:p>39</text:p>
          </table:table-cell>
          <table:table-cell office:value-type="string">
            <text:p>/usr/X11R6/lib/libXcursor.so.1.0.2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9854">
            <text:p>39854</text:p>
          </table:table-cell>
          <table:table-cell office:value-type="float" office:value="18897">
            <text:p>18897</text:p>
          </table:table-cell>
          <table:table-cell table:number-columns-repeated="246"/>
        </table:table-row>
        <table:table-row table:style-name="ro1">
          <table:table-cell table:style-name="ce2" table:formula="oooc:=[.I137]/1024" office:value-type="float" office:value="38.18359375">
            <text:p>38</text:p>
          </table:table-cell>
          <table:table-cell office:value-type="string">
            <text:p>sj2/...libj680li_g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9100">
            <text:p>39100</text:p>
          </table:table-cell>
          <table:table-cell office:value-type="float" office:value="13531925">
            <text:p>13531925</text:p>
          </table:table-cell>
          <table:table-cell table:number-columns-repeated="246"/>
        </table:table-row>
        <table:table-row table:style-name="ro1">
          <table:table-cell table:style-name="ce2" table:formula="oooc:=[.I138]/1024" office:value-type="float" office:value="36.61328125">
            <text:p>37</text:p>
          </table:table-cell>
          <table:table-cell office:value-type="string">
            <text:p>/usr/X11R6/lib/libSM.so.6.0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7492">
            <text:p>37492</text:p>
          </table:table-cell>
          <table:table-cell office:value-type="float" office:value="107370">
            <text:p>107370</text:p>
          </table:table-cell>
          <table:table-cell table:number-columns-repeated="246"/>
        </table:table-row>
        <table:table-row table:style-name="ro1">
          <table:table-cell table:style-name="ce2" table:formula="oooc:=[.I139]/1024" office:value-type="float" office:value="36.3544921875">
            <text:p>36</text:p>
          </table:table-cell>
          <table:table-cell office:value-type="string">
            <text:p>/opt/gnome/lib/memprof/libmemintercept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7227">
            <text:p>37227</text:p>
          </table:table-cell>
          <table:table-cell office:value-type="float" office:value="10466497">
            <text:p>10466497</text:p>
          </table:table-cell>
          <table:table-cell table:number-columns-repeated="246"/>
        </table:table-row>
        <table:table-row table:style-name="ro1">
          <table:table-cell table:style-name="ce2" table:formula="oooc:=[.I140]/1024" office:value-type="float" office:value="36.103515625">
            <text:p>36</text:p>
          </table:table-cell>
          <table:table-cell office:value-type="string">
            <text:p>/usr/lib/libstartup-notification-1.so.0.0.0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6970">
            <text:p>36970</text:p>
          </table:table-cell>
          <table:table-cell office:value-type="float" office:value="89491">
            <text:p>89491</text:p>
          </table:table-cell>
          <table:table-cell table:number-columns-repeated="246"/>
        </table:table-row>
        <table:table-row table:style-name="ro1">
          <table:table-cell table:style-name="ce2" table:formula="oooc:=[.I141]/1024" office:value-type="float" office:value="34.28515625">
            <text:p>34</text:p>
          </table:table-cell>
          <table:table-cell office:value-type="string">
            <text:p>/usr/X11R6/lib/libXi.so.6.0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5108">
            <text:p>35108</text:p>
          </table:table-cell>
          <table:table-cell office:value-type="float" office:value="107375">
            <text:p>107375</text:p>
          </table:table-cell>
          <table:table-cell table:number-columns-repeated="246"/>
        </table:table-row>
        <table:table-row table:style-name="ro1">
          <table:table-cell table:style-name="ce2" table:formula="oooc:=[.I142]/1024" office:value-type="float" office:value="33.326171875">
            <text:p>33</text:p>
          </table:table-cell>
          <table:table-cell office:value-type="string">
            <text:p>/usr/X11R6/lib/libXrender.so.1.2.2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4126">
            <text:p>34126</text:p>
          </table:table-cell>
          <table:table-cell office:value-type="float" office:value="107378">
            <text:p>107378</text:p>
          </table:table-cell>
          <table:table-cell table:number-columns-repeated="246"/>
        </table:table-row>
        <table:table-row table:style-name="ro1">
          <table:table-cell table:style-name="ce2" table:formula="oooc:=[.I143]/1024" office:value-type="float" office:value="31.890625">
            <text:p>32</text:p>
          </table:table-cell>
          <table:table-cell office:value-type="string">
            <text:p>/opt/gnome/share/locale/en_GB/LC_MESSAGES/gtk20.m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2656">
            <text:p>32656</text:p>
          </table:table-cell>
          <table:table-cell office:value-type="float" office:value="2399840">
            <text:p>2399840</text:p>
          </table:table-cell>
          <table:table-cell table:number-columns-repeated="246"/>
        </table:table-row>
        <table:table-row table:style-name="ro1">
          <table:table-cell table:style-name="ce2" table:formula="oooc:=[.I144]/1024" office:value-type="float" office:value="31.314453125">
            <text:p>31</text:p>
          </table:table-cell>
          <table:table-cell office:value-type="string">
            <text:p>svx/unxlngi4.pro/bin/ofa680en-US.res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34r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2066">
            <text:p>32066</text:p>
          </table:table-cell>
          <table:table-cell office:value-type="float" office:value="13359901">
            <text:p>13359901</text:p>
          </table:table-cell>
          <table:table-cell table:number-columns-repeated="246"/>
        </table:table-row>
        <table:table-row table:style-name="ro1">
          <table:table-cell table:style-name="ce2" table:formula="oooc:=[.I145]/1024" office:value-type="float" office:value="31.1220703125">
            <text:p>31</text:p>
          </table:table-cell>
          <table:table-cell office:value-type="string">
            <text:p>/usr/lib/libpopt.so.0.0.0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31869">
            <text:p>31869</text:p>
          </table:table-cell>
          <table:table-cell office:value-type="float" office:value="8836">
            <text:p>8836</text:p>
          </table:table-cell>
          <table:table-cell table:number-columns-repeated="246"/>
        </table:table-row>
        <table:table-row table:style-name="ro2">
          <table:table-cell table:style-name="ce3" table:formula="oooc:=[.I146]/1024" office:value-type="float" office:value="29.1953125">
            <text:p>29</text:p>
          </table:table-cell>
          <table:table-cell table:style-name="ce6" office:value-type="string">
            <text:p>libportaudio.so.0.0.18</text:p>
          </table:table-cell>
          <table:table-cell table:style-name="ce6" office:value-type="string">
            <text:p>soffice.b</text:p>
          </table:table-cell>
          <table:table-cell table:style-name="ce6" office:value-type="float" office:value="17354">
            <text:p>17354</text:p>
          </table:table-cell>
          <table:table-cell table:style-name="ce6" office:value-type="string">
            <text:p>michael</text:p>
          </table:table-cell>
          <table:table-cell table:style-name="ce6" office:value-type="string">
            <text:p>mem</text:p>
          </table:table-cell>
          <table:table-cell table:style-name="ce6" office:value-type="string">
            <text:p>REG</text:p>
          </table:table-cell>
          <table:table-cell table:style-name="ce6" office:value-type="string">
            <text:p>3,6</text:p>
          </table:table-cell>
          <table:table-cell table:style-name="ce6" office:value-type="float" office:value="29896">
            <text:p>29896</text:p>
          </table:table-cell>
          <table:table-cell table:style-name="ce6" office:value-type="float" office:value="13324444">
            <text:p>13324444</text:p>
          </table:table-cell>
          <table:table-cell table:style-name="ce6" table:number-columns-repeated="246"/>
        </table:table-row>
        <table:table-row table:style-name="ro1">
          <table:table-cell table:style-name="ce2" table:formula="oooc:=[.I147]/1024" office:value-type="float" office:value="28.4921875">
            <text:p>28</text:p>
          </table:table-cell>
          <table:table-cell office:value-type="string">
            <text:p>/opt/gnome/lib/libORBitCosNaming-2.so.0.0.0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9176">
            <text:p>29176</text:p>
          </table:table-cell>
          <table:table-cell office:value-type="float" office:value="18640">
            <text:p>18640</text:p>
          </table:table-cell>
          <table:table-cell table:number-columns-repeated="246"/>
        </table:table-row>
        <table:table-row table:style-name="ro1">
          <table:table-cell table:style-name="ce2" table:formula="oooc:=[.I148]/1024" office:value-type="float" office:value="22.8955078125">
            <text:p>23</text:p>
          </table:table-cell>
          <table:table-cell office:value-type="string">
            <text:p>libjvmaccessgcc3.so.3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3445">
            <text:p>23445</text:p>
          </table:table-cell>
          <table:table-cell office:value-type="float" office:value="13324384">
            <text:p>13324384</text:p>
          </table:table-cell>
          <table:table-cell table:number-columns-repeated="246"/>
        </table:table-row>
        <table:table-row table:style-name="ro1">
          <table:table-cell table:style-name="ce2" table:formula="oooc:=[.I149]/1024" office:value-type="float" office:value="21.9052734375">
            <text:p>22</text:p>
          </table:table-cell>
          <table:table-cell office:value-type="string">
            <text:p>libuno_salhelpergcc3.so.3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2431">
            <text:p>22431</text:p>
          </table:table-cell>
          <table:table-cell office:value-type="float" office:value="13324410">
            <text:p>13324410</text:p>
          </table:table-cell>
          <table:table-cell table:number-columns-repeated="246"/>
        </table:table-row>
        <table:table-row table:style-name="ro1">
          <table:table-cell table:style-name="ce2" table:formula="oooc:=[.I150]/1024" office:value-type="float" office:value="21.6689453125">
            <text:p>22</text:p>
          </table:table-cell>
          <table:table-cell office:value-type="string">
            <text:p>/opt/gnome/lib/libpangoxft-1.0.so.0.400.1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2189">
            <text:p>22189</text:p>
          </table:table-cell>
          <table:table-cell office:value-type="float" office:value="24248">
            <text:p>24248</text:p>
          </table:table-cell>
          <table:table-cell table:number-columns-repeated="246"/>
        </table:table-row>
        <table:table-row table:style-name="ro1">
          <table:table-cell table:style-name="ce2" table:formula="oooc:=[.I151]/1024" office:value-type="float" office:value="21.322265625">
            <text:p>21</text:p>
          </table:table-cell>
          <table:table-cell office:value-type="string">
            <text:p>svx/unxlngi4.pro/bin/ooo680en-US.res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38r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1834">
            <text:p>21834</text:p>
          </table:table-cell>
          <table:table-cell office:value-type="float" office:value="13359902">
            <text:p>13359902</text:p>
          </table:table-cell>
          <table:table-cell table:number-columns-repeated="246"/>
        </table:table-row>
        <table:table-row table:style-name="ro1">
          <table:table-cell table:style-name="ce2" table:formula="oooc:=[.I152]/1024" office:value-type="float" office:value="21.0078125">
            <text:p>21</text:p>
          </table:table-cell>
          <table:table-cell office:value-type="string">
            <text:p>/usr/lib/gconv/gconv-modules.cache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1512">
            <text:p>21512</text:p>
          </table:table-cell>
          <table:table-cell office:value-type="float" office:value="9080">
            <text:p>9080</text:p>
          </table:table-cell>
          <table:table-cell table:number-columns-repeated="246"/>
        </table:table-row>
        <table:table-row table:style-name="ro1">
          <table:table-cell table:style-name="ce2" table:formula="oooc:=[.I153]/1024" office:value-type="float" office:value="19.8330078125">
            <text:p>20</text:p>
          </table:table-cell>
          <table:table-cell office:value-type="string">
            <text:p>/usr/X11R6/lib/libXxf86vm.so.1.0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0309">
            <text:p>20309</text:p>
          </table:table-cell>
          <table:table-cell office:value-type="float" office:value="18930">
            <text:p>18930</text:p>
          </table:table-cell>
          <table:table-cell table:number-columns-repeated="246"/>
        </table:table-row>
        <table:table-row table:style-name="ro1">
          <table:table-cell table:style-name="ce2" table:formula="oooc:=[.I154]/1024" office:value-type="float" office:value="18.3759765625">
            <text:p>18</text:p>
          </table:table-cell>
          <table:table-cell office:value-type="string">
            <text:p>/opt/gnome/lib/libgthread-2.0.so.0.400.6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8817">
            <text:p>18817</text:p>
          </table:table-cell>
          <table:table-cell office:value-type="float" office:value="11719">
            <text:p>11719</text:p>
          </table:table-cell>
          <table:table-cell table:number-columns-repeated="246"/>
        </table:table-row>
        <table:table-row table:style-name="ro2">
          <table:table-cell table:style-name="ce4" table:formula="oooc:=[.I155]/1024" office:value-type="float" office:value="13.4296875">
            <text:p>13</text:p>
          </table:table-cell>
          <table:table-cell table:style-name="ce7" office:value-type="string">
            <text:p>vcl/unxlngi4.pro/bin/vcl680en-US.res</text:p>
          </table:table-cell>
          <table:table-cell table:style-name="ce7" office:value-type="string">
            <text:p>soffice.b</text:p>
          </table:table-cell>
          <table:table-cell table:style-name="ce7" office:value-type="float" office:value="17354">
            <text:p>17354</text:p>
          </table:table-cell>
          <table:table-cell table:style-name="ce7" office:value-type="string">
            <text:p>michael</text:p>
          </table:table-cell>
          <table:table-cell table:style-name="ce7" office:value-type="string">
            <text:p>41r</text:p>
          </table:table-cell>
          <table:table-cell table:style-name="ce7" office:value-type="string">
            <text:p>REG</text:p>
          </table:table-cell>
          <table:table-cell table:style-name="ce7" office:value-type="string">
            <text:p>3,6</text:p>
          </table:table-cell>
          <table:table-cell table:style-name="ce7" office:value-type="float" office:value="13752">
            <text:p>13752</text:p>
          </table:table-cell>
          <table:table-cell table:style-name="ce7" office:value-type="float" office:value="13365403">
            <text:p>13365403</text:p>
          </table:table-cell>
          <table:table-cell table:style-name="ce7" table:number-columns-repeated="246"/>
        </table:table-row>
        <table:table-row table:style-name="ro1">
          <table:table-cell table:style-name="ce2" table:formula="oooc:=[.I156]/1024" office:value-type="float" office:value="12.9541015625">
            <text:p>13</text:p>
          </table:table-cell>
          <table:table-cell office:value-type="string">
            <text:p>/usr/X11R6/lib/libXrandr.so.2.0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3265">
            <text:p>13265</text:p>
          </table:table-cell>
          <table:table-cell office:value-type="float" office:value="18919">
            <text:p>18919</text:p>
          </table:table-cell>
          <table:table-cell table:number-columns-repeated="246"/>
        </table:table-row>
        <table:table-row table:style-name="ro1">
          <table:table-cell table:style-name="ce2" table:formula="oooc:=[.I157]/1024" office:value-type="float" office:value="12.8046875">
            <text:p>13</text:p>
          </table:table-cell>
          <table:table-cell office:value-type="string">
            <text:p>/opt/gnome/lib/libgmodule-2.0.so.0.400.6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3112">
            <text:p>13112</text:p>
          </table:table-cell>
          <table:table-cell office:value-type="float" office:value="11715">
            <text:p>11715</text:p>
          </table:table-cell>
          <table:table-cell table:number-columns-repeated="246"/>
        </table:table-row>
        <table:table-row table:style-name="ro1">
          <table:table-cell table:style-name="ce2" table:formula="oooc:=[.I158]/1024" office:value-type="float" office:value="11.984375">
            <text:p>12</text:p>
          </table:table-cell>
          <table:table-cell office:value-type="string">
            <text:p>/opt/OOInstall/program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cwd</text:p>
          </table:table-cell>
          <table:table-cell office:value-type="string">
            <text:p>DIR</text:p>
          </table:table-cell>
          <table:table-cell office:value-type="string">
            <text:p>3,6</text:p>
          </table:table-cell>
          <table:table-cell office:value-type="float" office:value="12272">
            <text:p>12272</text:p>
          </table:table-cell>
          <table:table-cell office:value-type="float" office:value="13323439">
            <text:p>13323439</text:p>
          </table:table-cell>
          <table:table-cell table:number-columns-repeated="246"/>
        </table:table-row>
        <table:table-row table:style-name="ro1">
          <table:table-cell table:style-name="ce2" table:formula="oooc:=[.I159]/1024" office:value-type="float" office:value="10.998046875">
            <text:p>11</text:p>
          </table:table-cell>
          <table:table-cell office:value-type="string">
            <text:p>desktop/unxlngi4.pro/bin/dkt680en-US.res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40r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1262">
            <text:p>11262</text:p>
          </table:table-cell>
          <table:table-cell office:value-type="float" office:value="13380403">
            <text:p>13380403</text:p>
          </table:table-cell>
          <table:table-cell table:number-columns-repeated="246"/>
        </table:table-row>
        <table:table-row table:style-name="ro1">
          <table:table-cell table:style-name="ce2" table:formula="oooc:=[.I160]/1024" office:value-type="float" office:value="9.0888671875">
            <text:p>9</text:p>
          </table:table-cell>
          <table:table-cell office:value-type="string">
            <text:p>/opt/gnome/lib/pango/1.4.0/modules/pango-basic-fc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9307">
            <text:p>9307</text:p>
          </table:table-cell>
          <table:table-cell office:value-type="float" office:value="24253">
            <text:p>24253</text:p>
          </table:table-cell>
          <table:table-cell table:number-columns-repeated="246"/>
        </table:table-row>
        <table:table-row table:style-name="ro1">
          <table:table-cell table:style-name="ce2" table:formula="oooc:=[.I161]/1024" office:value-type="float" office:value="6.869140625">
            <text:p>7</text:p>
          </table:table-cell>
          <table:table-cell office:value-type="string">
            <text:p>/usr/X11R6/lib/X11/locale/lib/common/xlcUTF8Load.so.2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7034">
            <text:p>7034</text:p>
          </table:table-cell>
          <table:table-cell office:value-type="float" office:value="1643903">
            <text:p>1643903</text:p>
          </table:table-cell>
          <table:table-cell table:number-columns-repeated="246"/>
        </table:table-row>
        <table:table-row table:style-name="ro1">
          <table:table-cell table:style-name="ce2" table:formula="oooc:=[.I162]/1024" office:value-type="float" office:value="5.5703125">
            <text:p>6</text:p>
          </table:table-cell>
          <table:table-cell office:value-type="string">
            <text:p>/usr/lib/gconv/ISO8859-1.s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5704">
            <text:p>5704</text:p>
          </table:table-cell>
          <table:table-cell office:value-type="float" office:value="9029">
            <text:p>9029</text:p>
          </table:table-cell>
          <table:table-cell table:number-columns-repeated="246"/>
        </table:table-row>
        <table:table-row table:style-name="ro1">
          <table:table-cell table:style-name="ce2" table:formula="oooc:=[.I163]/1024" office:value-type="float" office:value="2.3193359375">
            <text:p>2</text:p>
          </table:table-cell>
          <table:table-cell office:value-type="string">
            <text:p>/usr/lib/locale/en_GB.utf8/LC_TIME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2375">
            <text:p>2375</text:p>
          </table:table-cell>
          <table:table-cell office:value-type="float" office:value="11511">
            <text:p>11511</text:p>
          </table:table-cell>
          <table:table-cell table:number-columns-repeated="246"/>
        </table:table-row>
        <table:table-row table:style-name="ro1">
          <table:table-cell table:style-name="ce2" table:formula="oooc:=[.I164]/1024" office:value-type="float" office:value="1.439453125">
            <text:p>1</text:p>
          </table:table-cell>
          <table:table-cell office:value-type="string">
            <text:p>/usr/share/locale/en_GB/LC_MESSAGES/libc.mo</text:p>
          </table:table-cell>
          <table:table-cell office:value-type="string">
            <text:p>soffice.b</text:p>
          </table:table-cell>
          <table:table-cell office:value-type="float" office:value="17354">
            <text:p>17354</text:p>
          </table:table-cell>
          <table:table-cell office:value-type="string">
            <text:p>michael</text:p>
          </table:table-cell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3,6</text:p>
          </table:table-cell>
          <table:table-cell office:value-type="float" office:value="1474">
            <text:p>1474</text:p>
          </table:table-cell>
          <table:table-cell office:value-type="float" office:value="11275">
            <text:p>11275</text:p>
          </table:table-cell>
          <table:table-cell table:number-columns-repeated="246"/>
        </table:table-row>
        <table:table-row table:style-name="ro3" table:number-rows-repeated="65371">
          <table:table-cell table:number-columns-repeated="256"/>
        </table:table-row>
        <table:table-row table:style-name="ro3">
          <table:table-cell table:number-columns-repeated="256"/>
        </table:table-row>
      </table:table>
      <table:database-ranges>
        <table:database-range table:target-range-address="Sheet1.A1:Sheet1.B16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US" style:font-name-asian="Albany AMT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0-27">27/10/2005</text:date>, <text:time>15:1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10-27T14:59:23</meta:creation-date>
    <dc:creator>Michael Meeks</dc:creator>
    <dc:date>2005-10-27T15:16:04</dc:date>
    <dc:language>en-US</dc:language>
    <meta:editing-cycles>5</meta:editing-cycles>
    <meta:editing-duration>PT16M51S</meta:editing-duration>
    <meta:user-defined meta:name="Info 1"/>
    <meta:user-defined meta:name="Info 2"/>
    <meta:user-defined meta:name="Info 3"/>
    <meta:user-defined meta:name="Info 4"/>
    <meta:document-statistic meta:table-count="1" meta:cell-count="1640"/>
  </office:meta>
</office:document-meta>
</file>